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0.22mm"/>
    </style:style>
    <style:style style:name="co59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60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61" style:family="table-column">
      <style:table-column-properties fo:break-before="auto" style:column-width="38.01mm"/>
    </style:style>
    <style:style style:name="co62" style:family="table-column">
      <style:table-column-properties fo:break-before="auto" style:column-width="37.73mm"/>
    </style:style>
    <style:style style:name="co63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1" style:family="table-column">
      <style:table-column-properties fo:break-before="auto" style:column-width="27.18mm"/>
    </style:style>
    <style:style style:name="co51" style:family="table-column">
      <style:table-column-properties fo:break-before="auto" style:column-width="44.4mm"/>
    </style:style>
    <style:style style:name="co52" style:family="table-column">
      <style:table-column-properties fo:break-before="auto" style:column-width="21.64mm"/>
    </style:style>
    <style:style style:name="co53" style:family="table-column">
      <style:table-column-properties fo:break-before="auto" style:column-width="31.34mm"/>
    </style:style>
    <style:style style:name="co54" style:family="table-column">
      <style:table-column-properties fo:break-before="auto" style:column-width="26.07mm"/>
    </style:style>
    <style:style style:name="co55" style:family="table-column">
      <style:table-column-properties fo:break-before="auto" style:column-width="24.96mm"/>
    </style:style>
    <style:style style:name="co56" style:family="table-column">
      <style:table-column-properties fo:break-before="auto" style:column-width="30.8mm"/>
    </style:style>
    <style:style style:name="co57" style:family="table-column">
      <style:table-column-properties fo:break-before="auto" style:column-width="29.97mm"/>
    </style:style>
    <style:style style:name="co64" style:family="table-column">
      <style:table-column-properties fo:break-before="auto" style:column-width="27.75mm"/>
    </style:style>
    <style:style style:name="co65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6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ff0000"/>
      <style:text-properties style:text-position=""/>
    </style:style>
    <style:style style:name="ce29" style:family="table-cell" style:parent-style-name="Default">
      <style:table-cell-properties fo:background-color="#ff6600"/>
      <style:text-properties style:text-position=""/>
    </style:style>
    <style:style style:name="ce30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00cc33"/>
      <style:text-properties style:text-position=""/>
    </style:style>
    <style:style style:name="ce32" style:family="table-cell" style:parent-style-name="Default">
      <style:table-cell-properties fo:background-color="#99ffcc"/>
      <style:text-properties style:text-position=""/>
    </style:style>
    <style:style style:name="ce33" style:family="table-cell" style:parent-style-name="Default">
      <style:table-cell-properties fo:background-color="#9933ff"/>
      <style:text-properties style:text-position=""/>
    </style:style>
    <style:style style:name="ce35" style:family="table-cell" style:parent-style-name="Default">
      <style:table-cell-properties fo:border="0.06pt solid #000000"/>
      <style:text-properties style:text-position=""/>
    </style:style>
    <style:style style:name="ce54" style:family="table-cell" style:parent-style-name="Default">
      <style:table-cell-properties fo:background-color="#ff0000" fo:border="0.06pt solid #000000"/>
      <style:text-properties style:text-position=""/>
    </style:style>
    <style:style style:name="ce55" style:family="table-cell" style:parent-style-name="Default">
      <style:table-cell-properties fo:background-color="#ffff00" fo:border="0.06pt solid #000000"/>
      <style:text-properties style:text-position=""/>
    </style:style>
    <style:style style:name="ce56" style:family="table-cell" style:parent-style-name="Default">
      <style:table-cell-properties fo:background-color="#ff6600" fo:border="0.06pt solid #000000"/>
      <style:text-properties style:text-position=""/>
    </style:style>
    <style:style style:name="ce60" style:family="table-cell" style:parent-style-name="Default">
      <style:table-cell-properties fo:background-color="#00cc33" fo:border="0.06pt solid #000000"/>
      <style:text-properties style:text-position=""/>
    </style:style>
    <style:style style:name="ce61" style:family="table-cell" style:parent-style-name="Default">
      <style:table-cell-properties fo:background-color="#00cc00" fo:border="0.06pt solid #000000"/>
      <style:text-properties style:text-position=""/>
    </style:style>
    <style:style style:name="ce81" style:family="table-cell" style:parent-style-name="Default">
      <style:table-cell-properties fo:background-color="#0000cc"/>
      <style:text-properties style:text-position=""/>
    </style:style>
    <style:style style:name="ce8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fo:background-color="#0000ff" fo:border="0.06pt solid #000000"/>
      <style:text-properties style:text-position=""/>
    </style:style>
    <style:style style:name="ce95" style:family="table-cell" style:parent-style-name="Default">
      <style:table-cell-properties fo:background-color="#0000cc" fo:border="0.06pt solid #000000"/>
      <style:text-properties style:text-position=""/>
    </style:style>
    <style:style style:name="ce9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97" style:family="table-cell" style:parent-style-name="Default">
      <style:table-cell-properties fo:background-color="#ffffff" fo:border="0.06pt solid #000000"/>
      <style:text-properties style:text-position=""/>
    </style:style>
    <style:style style:name="ce98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99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106" style:family="table-cell" style:parent-style-name="Default">
      <style:table-cell-properties fo:background-color="#ff0000" fo:wrap-option="wrap"/>
      <style:text-properties style:text-position=""/>
    </style:style>
    <style:style style:name="ce107" style:family="table-cell" style:parent-style-name="Default">
      <style:table-cell-properties fo:background-color="#ff6600" fo:wrap-option="wrap"/>
      <style:text-properties style:text-position=""/>
    </style:style>
    <style:style style:name="ce108" style:family="table-cell" style:parent-style-name="Default">
      <style:table-cell-properties fo:background-color="#ffff00" fo:wrap-option="wrap"/>
      <style:text-properties style:text-position=""/>
    </style:style>
    <style:style style:name="ce109" style:family="table-cell" style:parent-style-name="Default">
      <style:table-cell-properties fo:background-color="#00cc33" fo:wrap-option="wrap"/>
      <style:text-properties style:text-position=""/>
    </style:style>
    <style:style style:name="ce110" style:family="table-cell" style:parent-style-name="Default">
      <style:table-cell-properties fo:background-color="#99ffcc" fo:wrap-option="wrap"/>
      <style:text-properties style:text-position=""/>
    </style:style>
    <style:style style:name="ce111" style:family="table-cell" style:parent-style-name="Default">
      <style:table-cell-properties fo:background-color="#9933ff" fo:wrap-option="wrap"/>
      <style:text-properties style:text-position=""/>
    </style:style>
    <style:style style:name="ce112" style:family="table-cell" style:parent-style-name="Default">
      <style:table-cell-properties fo:background-color="#0000ff" fo:wrap-option="wrap"/>
      <style:text-properties style:text-position=""/>
    </style:style>
    <style:style style:name="ce113" style:family="table-cell" style:parent-style-name="Default">
      <style:table-cell-properties fo:wrap-option="wrap"/>
      <style:text-properties style:text-position=""/>
    </style:style>
    <style:style style:name="ce114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17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8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19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2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21" style:family="table-cell" style:parent-style-name="Default">
      <style:table-cell-properties fo:wrap-option="wrap" fo:border="0.06pt solid #000000"/>
      <style:text-properties style:text-position=""/>
    </style:style>
    <style:style style:name="ce12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40" style:family="table-cell" style:parent-style-name="Default">
      <style:table-cell-properties fo:background-color="#ff0000"/>
    </style:style>
    <style:style style:name="ce141" style:family="table-cell" style:parent-style-name="Default">
      <style:table-cell-properties fo:background-color="#ff6600"/>
    </style:style>
    <style:style style:name="ce142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00cc33"/>
    </style:style>
    <style:style style:name="ce144" style:family="table-cell" style:parent-style-name="Default">
      <style:table-cell-properties fo:background-color="#99ffcc"/>
    </style:style>
    <style:style style:name="ce145" style:family="table-cell" style:parent-style-name="Default">
      <style:table-cell-properties fo:background-color="#9933ff"/>
    </style:style>
    <style:style style:name="ce146" style:family="table-cell" style:parent-style-name="Default">
      <style:table-cell-properties fo:background-color="#000000"/>
    </style:style>
    <style:style style:name="ce147" style:family="table-cell" style:parent-style-name="Default">
      <style:table-cell-properties fo:border="0.06pt solid #000000"/>
    </style:style>
    <style:style style:name="ce14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37">
      <style:table-cell-properties fo:background-color="#ff0000" fo:border="0.06pt solid #000000"/>
    </style:style>
    <style:style style:name="ce150" style:family="table-cell" style:parent-style-name="Default" style:data-style-name="N37">
      <style:table-cell-properties fo:background-color="#ffff00" fo:border="0.06pt solid #000000"/>
    </style:style>
    <style:style style:name="ce151" style:family="table-cell" style:parent-style-name="Default" style:data-style-name="N37">
      <style:table-cell-properties fo:background-color="#ff6600" fo:border="0.06pt solid #000000"/>
    </style:style>
    <style:style style:name="ce15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3" style:family="table-cell" style:parent-style-name="Default" style:data-style-name="N37">
      <style:table-cell-properties fo:background-color="#ffff00" fo:border="0.06pt solid #666666"/>
    </style:style>
    <style:style style:name="ce154" style:family="table-cell" style:parent-style-name="Default" style:data-style-name="N37">
      <style:table-cell-properties fo:background-color="#00cc33" fo:border="0.06pt solid #666666"/>
    </style:style>
    <style:style style:name="ce15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7" style:family="table-cell" style:parent-style-name="Default" style:data-style-name="N37">
      <style:table-cell-properties fo:background-color="#00cc00" fo:border="0.06pt solid #666666"/>
    </style:style>
    <style:style style:name="ce15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37">
      <style:table-cell-properties fo:background-color="#00cc33" fo:border="0.06pt solid #000000"/>
    </style:style>
    <style:style style:name="ce160" style:family="table-cell" style:parent-style-name="Default" style:data-style-name="N37">
      <style:table-cell-properties fo:background-color="#00cc00" fo:border="0.06pt solid #000000"/>
    </style:style>
    <style:style style:name="ce16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2" style:family="table-cell" style:parent-style-name="Default" style:data-style-name="N37">
      <style:table-cell-properties fo:background-color="#99ffcc" fo:border="0.06pt solid #000000"/>
    </style:style>
    <style:style style:name="ce163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37">
      <style:table-cell-properties fo:background-color="#9900ff" fo:border="0.06pt solid #000000"/>
    </style:style>
    <style:style style:name="ce165" style:family="table-cell" style:parent-style-name="Default">
      <style:table-cell-properties fo:background-color="#ff0000" fo:border="0.06pt solid #000000"/>
    </style:style>
    <style:style style:name="ce166" style:family="table-cell" style:parent-style-name="Default">
      <style:table-cell-properties fo:background-color="#ffff00" fo:border="0.06pt solid #000000"/>
    </style:style>
    <style:style style:name="ce167" style:family="table-cell" style:parent-style-name="Default">
      <style:table-cell-properties fo:background-color="#ff6600" fo:border="0.06pt solid #000000"/>
    </style:style>
    <style:style style:name="ce168" style:family="table-cell" style:parent-style-name="Default">
      <style:table-cell-properties fo:background-color="#ffff00" fo:border="0.06pt solid #666666"/>
    </style:style>
    <style:style style:name="ce169" style:family="table-cell" style:parent-style-name="Default">
      <style:table-cell-properties fo:background-color="#00cc33" fo:border="0.06pt solid #666666"/>
    </style:style>
    <style:style style:name="ce170" style:family="table-cell" style:parent-style-name="Default">
      <style:table-cell-properties fo:background-color="#00cc00" fo:border="0.06pt solid #666666"/>
    </style:style>
    <style:style style:name="ce171" style:family="table-cell" style:parent-style-name="Default">
      <style:table-cell-properties fo:background-color="#00cc33" fo:border="0.06pt solid #000000"/>
    </style:style>
    <style:style style:name="ce172" style:family="table-cell" style:parent-style-name="Default">
      <style:table-cell-properties fo:background-color="#00cc00" fo:border="0.06pt solid #000000"/>
    </style:style>
    <style:style style:name="ce173" style:family="table-cell" style:parent-style-name="Default">
      <style:table-cell-properties fo:background-color="#99ffcc" fo:border="0.06pt solid #000000"/>
    </style:style>
    <style:style style:name="ce174" style:family="table-cell" style:parent-style-name="Default">
      <style:table-cell-properties fo:background-color="#9900ff" fo:border="0.06pt solid #000000"/>
    </style:style>
    <style:style style:name="ce175" style:family="table-cell" style:parent-style-name="Default">
      <style:table-cell-properties fo:background-color="#ffff00" fo:border="2.49pt solid #666666"/>
    </style:style>
    <style:style style:name="ce176" style:family="table-cell" style:parent-style-name="Default">
      <style:table-cell-properties fo:background-color="#00cc00" fo:border="2.49pt solid #666666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fo:background-color="#0000cc"/>
    </style:style>
    <style:style style:name="ce179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0000ff" fo:border="0.06pt solid #000000"/>
    </style:style>
    <style:style style:name="ce181" style:family="table-cell" style:parent-style-name="Default">
      <style:table-cell-properties fo:background-color="#0000cc" fo:border="0.06pt solid #000000"/>
    </style:style>
    <style:style style:name="ce18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83" style:family="table-cell" style:parent-style-name="Default">
      <style:table-cell-properties fo:background-color="#ffffff" fo:border="0.06pt solid #000000"/>
    </style:style>
    <style:style style:name="ce184" style:family="table-cell" style:parent-style-name="Default">
      <style:table-cell-properties fo:background-color="#0000ff" fo:wrap-option="wrap" fo:border="0.06pt solid #000000"/>
    </style:style>
    <style:style style:name="ce185" style:family="table-cell" style:parent-style-name="Default">
      <style:table-cell-properties fo:background-color="#ff0000" fo:wrap-option="wrap" fo:border="0.06pt solid #000000"/>
    </style:style>
    <style:style style:name="ce186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8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8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89" style:family="table-cell" style:parent-style-name="Default">
      <style:table-cell-properties fo:background-color="#ff0000" fo:wrap-option="wrap"/>
    </style:style>
    <style:style style:name="ce190" style:family="table-cell" style:parent-style-name="Default">
      <style:table-cell-properties fo:background-color="#ff6600" fo:wrap-option="wrap"/>
    </style:style>
    <style:style style:name="ce191" style:family="table-cell" style:parent-style-name="Default">
      <style:table-cell-properties fo:background-color="#ffff00" fo:wrap-option="wrap"/>
    </style:style>
    <style:style style:name="ce192" style:family="table-cell" style:parent-style-name="Default">
      <style:table-cell-properties fo:background-color="#00cc33" fo:wrap-option="wrap"/>
    </style:style>
    <style:style style:name="ce193" style:family="table-cell" style:parent-style-name="Default">
      <style:table-cell-properties fo:background-color="#99ffcc" fo:wrap-option="wrap"/>
    </style:style>
    <style:style style:name="ce194" style:family="table-cell" style:parent-style-name="Default">
      <style:table-cell-properties fo:background-color="#9933ff" fo:wrap-option="wrap"/>
    </style:style>
    <style:style style:name="ce195" style:family="table-cell" style:parent-style-name="Default">
      <style:table-cell-properties fo:background-color="#0000ff" fo:wrap-option="wrap"/>
    </style:style>
    <style:style style:name="ce196" style:family="table-cell" style:parent-style-name="Default">
      <style:table-cell-properties fo:wrap-option="wrap"/>
    </style:style>
    <style:style style:name="ce197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99" style:family="table-cell" style:parent-style-name="Default">
      <style:table-cell-properties fo:background-color="#ffff66" fo:wrap-option="wrap" fo:border="0.06pt solid #000000"/>
    </style:style>
    <style:style style:name="ce200" style:family="table-cell" style:parent-style-name="Default">
      <style:table-cell-properties fo:background-color="#ff3333" fo:wrap-option="wrap" fo:border="0.06pt solid #000000"/>
    </style:style>
    <style:style style:name="ce201" style:family="table-cell" style:parent-style-name="Default">
      <style:table-cell-properties fo:background-color="#ff6600" fo:wrap-option="wrap" fo:border="0.06pt solid #000000"/>
    </style:style>
    <style:style style:name="ce202" style:family="table-cell" style:parent-style-name="Default">
      <style:table-cell-properties fo:background-color="#ffff00" fo:wrap-option="wrap" fo:border="0.06pt solid #000000"/>
    </style:style>
    <style:style style:name="ce203" style:family="table-cell" style:parent-style-name="Default">
      <style:table-cell-properties fo:background-color="#00cc00" fo:wrap-option="wrap" fo:border="0.06pt solid #000000"/>
    </style:style>
    <style:style style:name="ce204" style:family="table-cell" style:parent-style-name="Default">
      <style:table-cell-properties fo:wrap-option="wrap" fo:border="0.06pt solid #000000"/>
    </style:style>
    <style:style style:name="ce205" style:family="table-cell" style:parent-style-name="Default">
      <style:table-cell-properties fo:background-color="#ffffff" fo:wrap-option="wrap" fo:border="0.06pt solid #000000"/>
    </style:style>
    <style:style style:name="ce206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07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08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09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1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11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12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13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14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16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17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1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19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20" style:family="table-cell" style:parent-style-name="Default">
      <style:table-cell-properties fo:background-color="#ffffff" fo:wrap-option="wrap"/>
    </style:style>
    <style:style style:name="ce221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22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23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6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2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60"/>
        <table:table-column table:style-name="co51" table:default-cell-style-name="ce172"/>
        <table:table-column table:style-name="co52" table:default-cell-style-name="ce172"/>
        <table:table-column table:style-name="co53" table:number-columns-repeated="3" table:default-cell-style-name="ce172"/>
        <table:table-column table:style-name="co54" table:default-cell-style-name="ce172"/>
        <table:table-column table:style-name="co55" table:default-cell-style-name="ce172"/>
        <table:table-column table:style-name="co56" table:default-cell-style-name="ce172"/>
        <table:table-column table:style-name="co57" table:default-cell-style-name="ce172"/>
        <table:table-column table:style-name="co64" table:number-columns-repeated="2" table:default-cell-style-name="ce172"/>
        <table:table-column table:style-name="co21" table:default-cell-style-name="ce172"/>
        <table:table-column table:style-name="co21" table:number-columns-repeated="2" table:default-cell-style-name="Default"/>
        <table:table-column table:style-name="co65" table:default-cell-style-name="Default"/>
        <table:table-row table:style-name="ro43">
          <table:table-cell table:style-name="ce140"/>
          <table:table-cell table:style-name="Default" office:value-type="string" calcext:value-type="string">
            <text:p>0 – 5</text:p>
          </table:table-cell>
          <table:table-cell table:style-name="ce147"/>
          <table:table-cell table:style-name="ce147" office:value-type="string" calcext:value-type="string">
            <text:p>При болезни кф 1.5</text:p>
          </table:table-cell>
          <table:table-cell table:style-name="ce147" table:number-columns-repeated="9"/>
          <table:table-cell table:number-columns-repeated="3"/>
        </table:table-row>
        <table:table-row table:style-name="ro43">
          <table:table-cell table:style-name="ce141"/>
          <table:table-cell table:style-name="Default" office:value-type="string" calcext:value-type="string">
            <text:p>6 – 8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2"/>
          <table:table-cell table:style-name="Default" office:value-type="string" calcext:value-type="string">
            <text:p>9 – 11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3"/>
          <table:table-cell table:style-name="Default" office:value-type="string" calcext:value-type="string">
            <text:p>12 – 14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4"/>
          <table:table-cell table:style-name="Default" office:value-type="string" calcext:value-type="string">
            <text:p>15 – 17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5"/>
          <table:table-cell table:style-name="Default" office:value-type="string" calcext:value-type="string">
            <text:p>18 и выше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6"/>
          <table:table-cell table:style-name="Default" office:value-type="string" calcext:value-type="string">
            <text:p>Режим 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7" table:number-columns-repeated="13"/>
          <table:table-cell table:number-columns-repeated="3"/>
        </table:table-row>
        <table:table-row table:style-name="ro44">
          <table:table-cell table:style-name="ce148" office:value-type="string" calcext:value-type="string">
            <text:p>Число</text:p>
          </table:table-cell>
          <table:table-cell table:style-name="ce148" office:value-type="string" calcext:value-type="string">
            <text:p>Подъем до 09:00 (1 буд)</text:p>
          </table:table-cell>
          <table:table-cell table:style-name="ce148" office:value-type="string" calcext:value-type="string">
            <text:p>Зарядка</text:p>
          </table:table-cell>
          <table:table-cell table:style-name="ce148" office:value-type="string" calcext:value-type="string">
            <text:p>Работа</text:p>
          </table:table-cell>
          <table:table-cell table:style-name="ce148" office:value-type="string" calcext:value-type="string">
            <text:p>Обучение light</text:p>
          </table:table-cell>
          <table:table-cell table:style-name="ce148" office:value-type="string" calcext:value-type="string">
            <text:p>Обучение</text:p>
          </table:table-cell>
          <table:table-cell table:style-name="ce148" office:value-type="string" calcext:value-type="string">
            <text:p>Спорт</text:p>
          </table:table-cell>
          <table:table-cell table:style-name="ce148" office:value-type="string" calcext:value-type="string">
            <text:p>English</text:p>
          </table:table-cell>
          <table:table-cell table:style-name="ce148" office:value-type="string" calcext:value-type="string">
            <text:p>Важные дела</text:p>
          </table:table-cell>
          <table:table-cell table:style-name="ce148" office:value-type="string" calcext:value-type="string">
            <text:p>Здоровье</text:p>
          </table:table-cell>
          <table:table-cell table:style-name="ce148" office:value-type="string" calcext:value-type="string">
            <text:p>Медитация</text:p>
          </table:table-cell>
          <table:table-cell table:style-name="ce148" office:value-type="string" calcext:value-type="string">
            <text:p>Итог</text:p>
          </table:table-cell>
          <table:table-cell table:style-name="ce148"/>
          <table:table-cell table:number-columns-repeated="3"/>
        </table:table-row>
        <table:table-row table:style-name="ro45">
          <table:table-cell table:style-name="ce148" office:value-type="string" calcext:value-type="string">
            <text:p>Значения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1 час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20 минут</text:p>
          </table:table-cell>
          <table:table-cell table:style-name="ce148" office:value-type="string" calcext:value-type="string">
            <text:p>1 / 30 минут</text:p>
          </table:table-cell>
          <table:table-cell table:number-columns-repeated="2" table:style-name="ce148" office:value-type="string" calcext:value-type="string">
            <text:p>Опционально</text:p>
          </table:table-cell>
          <table:table-cell table:style-name="ce148" office:value-type="string" calcext:value-type="string">
            <text:p>1 / 15 мин</text:p>
          </table:table-cell>
          <table:table-cell table:style-name="ce148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9" office:value-type="date" office:date-value="2018-04-02" calcext:value-type="date">
              <text:p>02.04.18</text:p>
            </table:table-cell>
            <table:table-cell table:style-name="ce165" office:value-type="float" office:value="0" calcext:value-type="float">
              <text:p>0</text:p>
            </table:table-cell>
            <table:table-cell table:style-name="ce165" office:value-type="float" office:value="1" calcext:value-type="float">
              <text:p>1</text:p>
            </table:table-cell>
            <table:table-cell table:style-name="ce165" table:number-columns-repeated="2"/>
            <table:table-cell table:style-name="ce165" office:value-type="float" office:value="2" calcext:value-type="float">
              <text:p>2</text:p>
            </table:table-cell>
            <table:table-cell table:style-name="ce165" table:number-columns-repeated="2"/>
            <table:table-cell table:style-name="ce165" office:value-type="float" office:value="2" calcext:value-type="float">
              <text:p>2</text:p>
            </table:table-cell>
            <table:table-cell table:style-name="ce165" table:number-columns-repeated="2"/>
            <table:table-cell table:style-name="ce165" table:formula="of:= [.B11] + [.C11] + [.D11] + [.F11] + [.G11] + [.H11] + [.I11]" office:value-type="float" office:value="5" calcext:value-type="float">
              <text:p>5</text:p>
            </table:table-cell>
            <table:table-cell table:style-name="ce165"/>
            <table:table-cell table:number-columns-repeated="3"/>
          </table:table-row>
          <table:table-row table:style-name="ro43" table:visibility="collapse">
            <table:table-cell table:style-name="ce149" office:value-type="date" office:date-value="2018-04-03" calcext:value-type="date">
              <text:p>03.04.18</text:p>
            </table:table-cell>
            <table:table-cell table:number-columns-repeated="2" table:style-name="ce165" office:value-type="float" office:value="1" calcext:value-type="float">
              <text:p>1</text:p>
            </table:table-cell>
            <table:table-cell table:style-name="ce165" table:number-columns-repeated="2"/>
            <table:table-cell table:style-name="ce165" office:value-type="float" office:value="2" calcext:value-type="float">
              <text:p>2</text:p>
            </table:table-cell>
            <table:table-cell table:style-name="ce165" table:number-columns-repeated="5"/>
            <table:table-cell table:style-name="ce165" table:formula="of:= [.B12] + [.C12] + [.D12] + [.F12] + [.G12] + [.H12] + [.I12]" office:value-type="float" office:value="4" calcext:value-type="float">
              <text:p>4</text:p>
            </table:table-cell>
            <table:table-cell table:style-name="ce165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4" calcext:value-type="date">
              <text:p>04.04.18</text:p>
            </table:table-cell>
            <table:table-cell table:number-columns-repeated="2" table:style-name="ce166" office:value-type="float" office:value="1" calcext:value-type="float">
              <text:p>1</text:p>
            </table:table-cell>
            <table:table-cell table:style-name="ce166" office:value-type="float" office:value="3" calcext:value-type="float">
              <text:p>3</text:p>
            </table:table-cell>
            <table:table-cell table:style-name="ce166"/>
            <table:table-cell table:number-columns-repeated="3" table:style-name="ce166" office:value-type="float" office:value="2" calcext:value-type="float">
              <text:p>2</text:p>
            </table:table-cell>
            <table:table-cell table:style-name="ce166" table:number-columns-repeated="3"/>
            <table:table-cell table:style-name="ce166" table:formula="of:= [.B13] + [.C13] + [.D13] + [.F13] + [.G13] + [.H13] + [.I13]" office:value-type="float" office:value="11" calcext:value-type="float">
              <text:p>11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table:style-name="ce151" office:value-type="date" office:date-value="2018-04-05" calcext:value-type="date">
              <text:p>05.04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3" calcext:value-type="float">
              <text:p>3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5"/>
            <table:table-cell table:style-name="ce167" table:formula="of:= [.B14] + [.C14] + [.D14] + [.F14] + [.G14] + [.H14] + [.I14]" office:value-type="float" office:value="7" calcext:value-type="float">
              <text:p>7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6" calcext:value-type="date">
              <text:p>06.04.18</text:p>
            </table:table-cell>
            <table:table-cell table:number-columns-repeated="2" table:style-name="ce166" office:value-type="float" office:value="1" calcext:value-type="float">
              <text:p>1</text:p>
            </table:table-cell>
            <table:table-cell table:style-name="ce166" office:value-type="float" office:value="3" calcext:value-type="float">
              <text:p>3</text:p>
            </table:table-cell>
            <table:table-cell table:style-name="ce166"/>
            <table:table-cell table:style-name="ce166" office:value-type="float" office:value="2" calcext:value-type="float">
              <text:p>2</text:p>
            </table:table-cell>
            <table:table-cell table:style-name="ce166"/>
            <table:table-cell table:number-columns-repeated="2" table:style-name="ce166" office:value-type="float" office:value="1" calcext:value-type="float">
              <text:p>1</text:p>
            </table:table-cell>
            <table:table-cell table:style-name="ce166" table:number-columns-repeated="2"/>
            <table:table-cell table:style-name="ce166" table:formula="of:= [.B15] + [.C15] + [.D15] + [.F15] + [.G15] + [.H15] + [.I15]" office:value-type="float" office:value="9" calcext:value-type="float">
              <text:p>9</text:p>
            </table:table-cell>
            <table:table-cell table:style-name="ce166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52" office:value-type="string" calcext:value-type="string">
              <text:p>Неделя</text:p>
            </table:table-cell>
            <table:table-cell table:style-name="ce152" table:formula="of:= ([.B11] + [.B12] + [.B13] + [.B14] + [.B15]) / 5" office:value-type="float" office:value="0.8" calcext:value-type="float">
              <text:p>0,8</text:p>
            </table:table-cell>
            <table:table-cell table:style-name="ce152" table:formula="of:= ([.C11] + [.C12] + [.C13] + [.C14] + [.C15]) / 5" office:value-type="float" office:value="1" calcext:value-type="float">
              <text:p>1</text:p>
            </table:table-cell>
            <table:table-cell table:style-name="ce152" table:formula="of:= ([.D11] + [.D12] + [.D13] + [.D14] + [.D15]) / 5" office:value-type="float" office:value="1.8" calcext:value-type="float">
              <text:p>1,8</text:p>
            </table:table-cell>
            <table:table-cell table:style-name="ce152"/>
            <table:table-cell table:style-name="ce152" table:formula="of:= ([.F11] + [.F12] + [.F13] + [.F14] + [.F15]) / 5" office:value-type="float" office:value="2" calcext:value-type="float">
              <text:p>2</text:p>
            </table:table-cell>
            <table:table-cell table:style-name="ce152" table:formula="of:= ([.G11] + [.G12] + [.G13] + [.G14] + [.G15]) / 5" office:value-type="float" office:value="0.4" calcext:value-type="float">
              <text:p>0,4</text:p>
            </table:table-cell>
            <table:table-cell table:style-name="ce152" table:formula="of:= ([.H11] + [.H12] + [.H13] + [.H14] + [.H15]) / 5" office:value-type="float" office:value="0.6" calcext:value-type="float">
              <text:p>0,6</text:p>
            </table:table-cell>
            <table:table-cell table:style-name="ce152" table:formula="of:= ([.I11] + [.I12] + [.I13] + [.I14] + [.I15]) / 5" office:value-type="float" office:value="0.6" calcext:value-type="float">
              <text:p>0,6</text:p>
            </table:table-cell>
            <table:table-cell table:style-name="ce152" table:number-columns-repeated="2"/>
            <table:table-cell table:style-name="ce152" table:formula="of:= ([.L11] + [.L12] + [.L13] + [.L14] + [.L15]) / 5" office:value-type="float" office:value="7.2" calcext:value-type="float">
              <text:p>7,2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09" calcext:value-type="date">
                <text:p>09.04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4" calcext:value-type="float">
                <text:p>4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/>
              <table:table-cell table:style-name="ce168" office:value-type="float" office:value="1" calcext:value-type="float">
                <text:p>1</text:p>
              </table:table-cell>
              <table:table-cell table:style-name="ce168" table:number-columns-repeated="3"/>
              <table:table-cell table:style-name="ce168" table:formula="of:= [.B17] + [.C17] + [.D17] + [.F17] + [.G17] + [.H17] + [.I17]" office:value-type="float" office:value="9" calcext:value-type="float">
                <text:p>9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0" calcext:value-type="date">
                <text:p>10.04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4" calcext:value-type="float">
                <text:p>4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/>
              <table:table-cell table:style-name="ce168" office:value-type="float" office:value="1" calcext:value-type="float">
                <text:p>1</text:p>
              </table:table-cell>
              <table:table-cell table:style-name="ce168" table:number-columns-repeated="3"/>
              <table:table-cell table:style-name="ce168" table:formula="of:= [.B18] + [.C18] + [.D18] + [.F18] + [.G18] + [.H18] + [.I18]" office:value-type="float" office:value="9" calcext:value-type="float">
                <text:p>9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1" calcext:value-type="date">
                <text:p>11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6" calcext:value-type="float">
                <text:p>6</text:p>
              </table:table-cell>
              <table:table-cell table:style-name="ce169"/>
              <table:table-cell table:style-name="ce169" office:value-type="float" office:value="3" calcext:value-type="float">
                <text:p>3</text:p>
              </table:table-cell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2"/>
              <table:table-cell table:style-name="ce169" table:formula="of:= [.B19] + [.C19] + [.D19] + [.F19] + [.G19] + [.H19] + [.I19]" office:value-type="float" office:value="14" calcext:value-type="float">
                <text:p>14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2" calcext:value-type="date">
                <text:p>12.04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3" calcext:value-type="float">
                <text:p>3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table:number-columns-repeated="2"/>
              <table:table-cell table:style-name="ce168" office:value-type="float" office:value="3" calcext:value-type="float">
                <text:p>3</text:p>
              </table:table-cell>
              <table:table-cell table:style-name="ce168" table:number-columns-repeated="2"/>
              <table:table-cell table:style-name="ce168" table:formula="of:= [.B20] + [.C20] + [.D20] + [.F20] + [.G20] + [.H20] + [.I20]" office:value-type="float" office:value="10" calcext:value-type="float">
                <text:p>10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3" calcext:value-type="date">
                <text:p>13.04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4" calcext:value-type="float">
                <text:p>4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table:number-columns-repeated="2"/>
              <table:table-cell table:style-name="ce168" office:value-type="float" office:value="1" calcext:value-type="float">
                <text:p>1</text:p>
              </table:table-cell>
              <table:table-cell table:style-name="ce168" table:number-columns-repeated="2"/>
              <table:table-cell table:style-name="ce168" table:formula="of:= [.B21] + [.C21] + [.D21] + [.F21] + [.G21] + [.H21] + [.I21]" office:value-type="float" office:value="9" calcext:value-type="float">
                <text:p>9</text:p>
              </table:table-cell>
              <table:table-cell table:style-name="ce168"/>
              <table:table-cell table:number-columns-repeated="3"/>
            </table:table-row>
          </table:table-row-group>
          <table:table-row table:style-name="ro47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17] + [.B18] + [.B19] + [.B20] + [.B21]) / 5" office:value-type="float" office:value="1" calcext:value-type="float">
              <text:p>1</text:p>
            </table:table-cell>
            <table:table-cell table:style-name="ce155" table:formula="of:== ([.C17] + [.C18] + [.C19] + [.C20] + [.C21]) / 5" office:value-type="float" office:value="1" calcext:value-type="float">
              <text:p>1</text:p>
            </table:table-cell>
            <table:table-cell table:style-name="ce155" table:formula="of:== ([.D17] + [.D18] + [.D19] + [.D20] + [.D21]) / 5" office:value-type="float" office:value="4.2" calcext:value-type="float">
              <text:p>4,2</text:p>
            </table:table-cell>
            <table:table-cell table:style-name="ce155"/>
            <table:table-cell table:style-name="ce155" table:formula="of:== ([.F17] + [.F18] + [.F19] + [.F20] + [.F21]) / 5" office:value-type="float" office:value="2.2" calcext:value-type="float">
              <text:p>2,2</text:p>
            </table:table-cell>
            <table:table-cell table:style-name="ce155" table:formula="of:== ([.G17] + [.G18] + [.G19] + [.G20] + [.G21]) / 5" office:value-type="float" office:value="0.4" calcext:value-type="float">
              <text:p>0,4</text:p>
            </table:table-cell>
            <table:table-cell table:style-name="ce155" table:formula="of:== ([.H17] + [.H18] + [.H19] + [.H20] + [.H21]) / 5" office:value-type="float" office:value="0.4" calcext:value-type="float">
              <text:p>0,4</text:p>
            </table:table-cell>
            <table:table-cell table:style-name="ce155" table:formula="of:== ([.I17] + [.I18] + [.I19] + [.I20] + [.I21]) / 5" office:value-type="float" office:value="1" calcext:value-type="float">
              <text:p>1</text:p>
            </table:table-cell>
            <table:table-cell table:style-name="ce155" table:number-columns-repeated="2"/>
            <table:table-cell table:style-name="ce155" table:formula="of:== ([.L17] + [.L18] + [.L19] + [.L20] + [.L21]) / 5" office:value-type="float" office:value="10.2" calcext:value-type="float">
              <text:p>10,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16" calcext:value-type="date">
                <text:p>16.04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3" calcext:value-type="float">
                <text:p>3</text:p>
              </table:table-cell>
              <table:table-cell table:style-name="ce168"/>
              <table:table-cell table:style-name="ce168" office:value-type="float" office:value="3" calcext:value-type="float">
                <text:p>3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table:number-columns-repeated="3"/>
              <table:table-cell table:style-name="ce168" table:formula="of:= [.B23] + [.C23] + [.D23] + [.F23] + [.G23] + [.H23] + [.I23]" office:value-type="float" office:value="10" calcext:value-type="float">
                <text:p>10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7" calcext:value-type="date">
                <text:p>17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8" calcext:value-type="float">
                <text:p>8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5"/>
              <table:table-cell table:style-name="ce169" table:formula="of:= [.B24] + [.C24] + [.D24] + [.F24] + [.G24] + [.H24] + [.I24]" office:value-type="float" office:value="12" calcext:value-type="float">
                <text:p>12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8" calcext:value-type="date">
                <text:p>18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8" calcext:value-type="float">
                <text:p>8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2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2"/>
              <table:table-cell table:style-name="ce169" table:formula="of:= [.B25] + [.C25] + [.D25] + [.F25] + [.G25] + [.H25] + [.I25]" office:value-type="float" office:value="13" calcext:value-type="float">
                <text:p>13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9" calcext:value-type="date">
                <text:p>19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6" calcext:value-type="float">
                <text:p>6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3"/>
              <table:table-cell table:style-name="ce169" table:formula="of:= [.B26] + [.C26] + [.D26] + [.F26] + [.G26] + [.H26] + [.I26]" office:value-type="float" office:value="12" calcext:value-type="float">
                <text:p>12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20" calcext:value-type="date">
                <text:p>20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7" calcext:value-type="float">
                <text:p>7</text:p>
              </table:table-cell>
              <table:table-cell table:style-name="ce169"/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27] + [.C27] + [.D27] + [.F27] + [.G27] + [.H27] + [.I27]" office:value-type="float" office:value="13" calcext:value-type="float">
                <text:p>13</text:p>
              </table:table-cell>
              <table:table-cell table:style-name="ce169"/>
              <table:table-cell table:number-columns-repeated="3"/>
            </table:table-row>
          </table:table-row-group>
          <table:table-row table:style-name="ro47" table:visibility="collapse">
            <table:table-cell table:style-name="ce156" office:value-type="string" calcext:value-type="string">
              <text:p>Неделя</text:p>
            </table:table-cell>
            <table:table-cell table:style-name="ce156" table:formula="of:== ([.B23] + [.B24] + [.B25] + [.B26] + [.B27]) / 5" office:value-type="float" office:value="1" calcext:value-type="float">
              <text:p>1</text:p>
            </table:table-cell>
            <table:table-cell table:style-name="ce156" table:formula="of:== ([.C23] + [.C24] + [.C25] + [.C26] + [.C27]) / 5" office:value-type="float" office:value="1" calcext:value-type="float">
              <text:p>1</text:p>
            </table:table-cell>
            <table:table-cell table:style-name="ce156" table:formula="of:== ([.D23] + [.D24] + [.D25] + [.D26] + [.D27]) / 5" office:value-type="float" office:value="6.4" calcext:value-type="float">
              <text:p>6,4</text:p>
            </table:table-cell>
            <table:table-cell table:style-name="ce156"/>
            <table:table-cell table:style-name="ce156" table:formula="of:== ([.F23] + [.F24] + [.F25] + [.F26] + [.F27]) / 5" office:value-type="float" office:value="2.4" calcext:value-type="float">
              <text:p>2,4</text:p>
            </table:table-cell>
            <table:table-cell table:style-name="ce156" table:formula="of:== ([.G23] + [.G24] + [.G25] + [.G26] + [.G27]) / 5" office:value-type="float" office:value="0" calcext:value-type="float">
              <text:p>0</text:p>
            </table:table-cell>
            <table:table-cell table:style-name="ce156" table:formula="of:== ([.H23] + [.H24] + [.H25] + [.H26] + [.H27]) / 5" office:value-type="float" office:value="1" calcext:value-type="float">
              <text:p>1</text:p>
            </table:table-cell>
            <table:table-cell table:style-name="ce156" table:formula="of:== ([.I23] + [.I24] + [.I25] + [.I26] + [.I27]) / 5" office:value-type="float" office:value="0.2" calcext:value-type="float">
              <text:p>0,2</text:p>
            </table:table-cell>
            <table:table-cell table:style-name="ce156" table:number-columns-repeated="2"/>
            <table:table-cell table:style-name="ce156" table:formula="of:== ([.L23] + [.L24] + [.L25] + [.L26] + [.L27]) / 5" office:value-type="float" office:value="12" calcext:value-type="float">
              <text:p>12</text:p>
            </table:table-cell>
            <table:table-cell table:style-name="ce15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23" calcext:value-type="date">
                <text:p>23.04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5" calcext:value-type="float">
                <text:p>5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/>
              <table:table-cell table:style-name="ce168" office:value-type="float" office:value="1" calcext:value-type="float">
                <text:p>1</text:p>
              </table:table-cell>
              <table:table-cell table:style-name="ce168" table:number-columns-repeated="3"/>
              <table:table-cell table:style-name="ce168" table:formula="of:= [.B29] + [.C29] + [.D29] + [.F29] + [.G29] + [.H29] + [.I29]" office:value-type="float" office:value="10" calcext:value-type="float">
                <text:p>10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4" calcext:value-type="date">
                <text:p>24.04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7" calcext:value-type="float">
                <text:p>7</text:p>
              </table:table-cell>
              <table:table-cell table:style-name="ce168" office:value-type="float" office:value="1" calcext:value-type="float">
                <text:p>1</text:p>
              </table:table-cell>
              <table:table-cell table:style-name="ce168" table:number-columns-repeated="3"/>
              <table:table-cell table:style-name="ce168" office:value-type="float" office:value="0.5" calcext:value-type="float">
                <text:p>0,5</text:p>
              </table:table-cell>
              <table:table-cell table:style-name="ce168" table:number-columns-repeated="2"/>
              <table:table-cell table:style-name="ce168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5" calcext:value-type="date">
                <text:p>25.04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5" calcext:value-type="float">
                <text:p>5</text:p>
              </table:table-cell>
              <table:table-cell table:style-name="ce168" office:value-type="float" office:value="1.5" calcext:value-type="float">
                <text:p>1,5</text:p>
              </table:table-cell>
              <table:table-cell table:style-name="ce168" table:number-columns-repeated="3"/>
              <table:table-cell table:style-name="ce168" office:value-type="float" office:value="0.5" calcext:value-type="float">
                <text:p>0,5</text:p>
              </table:table-cell>
              <table:table-cell table:style-name="ce168" table:number-columns-repeated="2"/>
              <table:table-cell table:style-name="ce168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6" calcext:value-type="date">
                <text:p>26.04.18</text:p>
              </table:table-cell>
              <table:table-cell table:style-name="ce168"/>
              <table:table-cell table:style-name="ce168" office:value-type="float" office:value="1" calcext:value-type="float">
                <text:p>1</text:p>
              </table:table-cell>
              <table:table-cell table:style-name="ce168" office:value-type="float" office:value="7" calcext:value-type="float">
                <text:p>7</text:p>
              </table:table-cell>
              <table:table-cell table:style-name="ce168" office:value-type="float" office:value="1" calcext:value-type="float">
                <text:p>1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table:number-columns-repeated="4"/>
              <table:table-cell table:style-name="ce168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table:style-name="ce157" office:value-type="date" office:date-value="2018-04-27" calcext:value-type="date">
                <text:p>27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9" calcext:value-type="float">
                <text:p>9</text:p>
              </table:table-cell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3"/>
              <table:table-cell table:style-name="ce170" office:value-type="float" office:value="0.5" calcext:value-type="float">
                <text:p>0,5</text:p>
              </table:table-cell>
              <table:table-cell table:style-name="ce170" table:number-columns-repeated="2"/>
              <table:table-cell table:style-name="ce170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8" calcext:value-type="date">
                <text:p>28.04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5" calcext:value-type="float">
                <text:p>5</text:p>
              </table:table-cell>
              <table:table-cell table:style-name="ce168" office:value-type="float" office:value="1" calcext:value-type="float">
                <text:p>1</text:p>
              </table:table-cell>
              <table:table-cell table:style-name="ce168" table:number-columns-repeated="2"/>
              <table:table-cell table:style-name="ce168" office:value-type="float" office:value="1" calcext:value-type="float">
                <text:p>1</text:p>
              </table:table-cell>
              <table:table-cell table:style-name="ce168" table:number-columns-repeated="3"/>
              <table:table-cell table:style-name="ce168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68"/>
              <table:table-cell table:number-columns-repeated="3"/>
            </table:table-row>
          </table:table-row-group>
          <table:table-row table:style-name="ro46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55" table:formula="of:== ([.C29] + [.C30] + [.C31] + [.C32] + [.C33] + [.C34]) / 6" office:value-type="float" office:value="1" calcext:value-type="float">
              <text:p>1</text:p>
            </table:table-cell>
            <table:table-cell table:style-name="ce155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55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55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55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55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55" table:formula="of:== ([.I29] + [.I30] + [.I31] + [.I32] + [.I33] + [.I34]) / 6" office:value-type="float" office:value="0.25" calcext:value-type="float">
              <text:p>0,25</text:p>
            </table:table-cell>
            <table:table-cell table:style-name="ce155" table:number-columns-repeated="2"/>
            <table:table-cell table:style-name="ce155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55"/>
            <table:table-cell table:number-columns-repeated="3"/>
          </table:table-row>
        </table:table-row-group>
        <table:table-row table:style-name="ro48">
          <table:table-cell table:style-name="ce158" office:value-type="string" calcext:value-type="string">
            <text:p>Апрель</text:p>
          </table:table-cell>
          <table:table-cell table:style-name="ce158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58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58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58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58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58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58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58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58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58"/>
          <table:table-cell table:style-name="ce158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1" office:value-type="date" office:date-value="2018-05-07" calcext:value-type="date">
              <text:p>07.05.18</text:p>
            </table:table-cell>
            <table:table-cell table:style-name="ce167" table:number-columns-repeated="2"/>
            <table:table-cell table:style-name="ce167" office:value-type="float" office:value="3" calcext:value-type="float">
              <text:p>3</text:p>
            </table:table-cell>
            <table:table-cell table:style-name="ce167" office:value-type="float" office:value="1.5" calcext:value-type="float">
              <text:p>1,5</text:p>
            </table:table-cell>
            <table:table-cell table:style-name="ce167" office:value-type="float" office:value="0.75" calcext:value-type="float">
              <text:p>0,75</text:p>
            </table:table-cell>
            <table:table-cell table:style-name="ce167" table:number-columns-repeated="2"/>
            <table:table-cell table:style-name="ce167" office:value-type="float" office:value="0.75" calcext:value-type="float">
              <text:p>0,75</text:p>
            </table:table-cell>
            <table:table-cell table:style-name="ce167" table:number-columns-repeated="2"/>
            <table:table-cell table:style-name="ce167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67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1" office:value-type="date" office:date-value="2018-05-08" calcext:value-type="date">
              <text:p>08.05.18</text:p>
            </table:table-cell>
            <table:table-cell table:number-columns-repeated="2" table:style-name="ce167" office:value-type="float" office:value="1.5" calcext:value-type="float">
              <text:p>1,5</text:p>
            </table:table-cell>
            <table:table-cell table:style-name="ce167"/>
            <table:table-cell table:style-name="ce167" office:value-type="float" office:value="1.5" calcext:value-type="float">
              <text:p>1,5</text:p>
            </table:table-cell>
            <table:table-cell table:number-columns-repeated="2" table:style-name="ce167" office:value-type="float" office:value="0.75" calcext:value-type="float">
              <text:p>0,75</text:p>
            </table:table-cell>
            <table:table-cell table:style-name="ce167" table:number-columns-repeated="4"/>
            <table:table-cell table:style-name="ce167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67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09" calcext:value-type="date">
              <text:p>09.05.18</text:p>
            </table:table-cell>
            <table:table-cell table:style-name="ce171" office:value-type="float" office:value="1" calcext:value-type="float">
              <text:p>1</text:p>
            </table:table-cell>
            <table:table-cell table:style-name="ce171" office:value-type="float" office:value="1.5" calcext:value-type="float">
              <text:p>1,5</text:p>
            </table:table-cell>
            <table:table-cell table:style-name="ce171" office:value-type="float" office:value="6" calcext:value-type="float">
              <text:p>6</text:p>
            </table:table-cell>
            <table:table-cell table:style-name="ce171" office:value-type="float" office:value="1.5" calcext:value-type="float">
              <text:p>1,5</text:p>
            </table:table-cell>
            <table:table-cell table:style-name="ce171" office:value-type="float" office:value="0.75" calcext:value-type="float">
              <text:p>0,75</text:p>
            </table:table-cell>
            <table:table-cell table:style-name="ce171" table:number-columns-repeated="2"/>
            <table:table-cell table:style-name="ce171" office:value-type="float" office:value="1" calcext:value-type="float">
              <text:p>1</text:p>
            </table:table-cell>
            <table:table-cell table:style-name="ce171" office:value-type="float" office:value="0.33" calcext:value-type="float">
              <text:p>0,33</text:p>
            </table:table-cell>
            <table:table-cell table:style-name="ce171"/>
            <table:table-cell table:style-name="ce171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7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10" calcext:value-type="date">
              <text:p>10.05.18</text:p>
            </table:table-cell>
            <table:table-cell table:number-columns-repeated="2" table:style-name="ce171" office:value-type="float" office:value="1" calcext:value-type="float">
              <text:p>1</text:p>
            </table:table-cell>
            <table:table-cell table:style-name="ce171" office:value-type="float" office:value="3" calcext:value-type="float">
              <text:p>3</text:p>
            </table:table-cell>
            <table:table-cell table:style-name="ce171" office:value-type="float" office:value="1" calcext:value-type="float">
              <text:p>1</text:p>
            </table:table-cell>
            <table:table-cell table:style-name="ce171" office:value-type="float" office:value="3" calcext:value-type="float">
              <text:p>3</text:p>
            </table:table-cell>
            <table:table-cell table:style-name="ce171" table:number-columns-repeated="2"/>
            <table:table-cell table:style-name="ce171" office:value-type="float" office:value="1" calcext:value-type="float">
              <text:p>1</text:p>
            </table:table-cell>
            <table:table-cell table:style-name="ce171" office:value-type="float" office:value="2" calcext:value-type="float">
              <text:p>2</text:p>
            </table:table-cell>
            <table:table-cell table:style-name="ce171"/>
            <table:table-cell table:style-name="ce171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71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 ([.B37] + [.B38] + [.B39] + [.B40]) / 4" office:value-type="float" office:value="0.875" calcext:value-type="float">
              <text:p>0,88</text:p>
            </table:table-cell>
            <table:table-cell table:style-name="ce155" table:formula="of:== ([.C37] + [.C38] + [.C39] + [.C40]) / 4" office:value-type="float" office:value="1" calcext:value-type="float">
              <text:p>1</text:p>
            </table:table-cell>
            <table:table-cell table:style-name="ce155" table:formula="of:== ([.D37] + [.D38] + [.D39] + [.D40]) / 4" office:value-type="float" office:value="3" calcext:value-type="float">
              <text:p>3</text:p>
            </table:table-cell>
            <table:table-cell table:style-name="ce155" table:formula="of:== ([.E37] + [.E38] + [.E39] + [.E40]) / 4" office:value-type="float" office:value="1.375" calcext:value-type="float">
              <text:p>1,38</text:p>
            </table:table-cell>
            <table:table-cell table:style-name="ce155" table:formula="of:== ([.F37] + [.F38] + [.F39] + [.F40]) / 4" office:value-type="float" office:value="1.3125" calcext:value-type="float">
              <text:p>1,31</text:p>
            </table:table-cell>
            <table:table-cell table:style-name="ce155" table:formula="of:== ([.G37] + [.G38] + [.G39] + [.G40]) / 4" office:value-type="float" office:value="0.1875" calcext:value-type="float">
              <text:p>0,19</text:p>
            </table:table-cell>
            <table:table-cell table:style-name="ce155" table:formula="of:== ([.H37] + [.H38] + [.H39] + [.H40]) / 4" office:value-type="float" office:value="0" calcext:value-type="float">
              <text:p>0</text:p>
            </table:table-cell>
            <table:table-cell table:style-name="ce155" table:formula="of:== ([.I37] + [.I38] + [.I39] + [.I40]) / 4" office:value-type="float" office:value="0.6875" calcext:value-type="float">
              <text:p>0,69</text:p>
            </table:table-cell>
            <table:table-cell table:style-name="ce155" table:formula="of:== ([.J37] + [.J38] + [.J39] + [.J40]) / 4" office:value-type="float" office:value="0.5825" calcext:value-type="float">
              <text:p>0,58</text:p>
            </table:table-cell>
            <table:table-cell table:style-name="ce155"/>
            <table:table-cell table:style-name="ce155" table:formula="of:== ([.L37] + [.L38] + [.L39] + [.L40]) / 4" office:value-type="float" office:value="9.02" calcext:value-type="float">
              <text:p>9,0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5-14" calcext:value-type="date">
                <text:p>14.05.18</text:p>
              </table:table-cell>
              <table:table-cell table:number-columns-repeated="2" table:style-name="ce166" office:value-type="float" office:value="1" calcext:value-type="float">
                <text:p>1</text:p>
              </table:table-cell>
              <table:table-cell table:style-name="ce166" office:value-type="float" office:value="2" calcext:value-type="float">
                <text:p>2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 office:value-type="float" office:value="1" calcext:value-type="float">
                <text:p>1</text:p>
              </table:table-cell>
              <table:table-cell table:style-name="ce166"/>
              <table:table-cell table:number-columns-repeated="2" table:style-name="ce166" office:value-type="float" office:value="1" calcext:value-type="float">
                <text:p>1</text:p>
              </table:table-cell>
              <table:table-cell table:style-name="ce166"/>
              <table:table-cell table:style-name="ce166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5" calcext:value-type="date">
                <text:p>15.05.18</text:p>
              </table:table-cell>
              <table:table-cell table:number-columns-repeated="2" table:style-name="ce166" office:value-type="float" office:value="1" calcext:value-type="float">
                <text:p>1</text:p>
              </table:table-cell>
              <table:table-cell table:style-name="ce166" office:value-type="float" office:value="3" calcext:value-type="float">
                <text:p>3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/>
              <table:table-cell table:style-name="ce166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6" calcext:value-type="date">
                <text:p>16.05.18</text:p>
              </table:table-cell>
              <table:table-cell table:number-columns-repeated="2" table:style-name="ce166" office:value-type="float" office:value="1" calcext:value-type="float">
                <text:p>1</text:p>
              </table:table-cell>
              <table:table-cell table:style-name="ce166" office:value-type="float" office:value="4" calcext:value-type="float">
                <text:p>4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 table:number-columns-repeated="2"/>
              <table:table-cell table:style-name="ce166" office:value-type="float" office:value="1" calcext:value-type="float">
                <text:p>1</text:p>
              </table:table-cell>
              <table:table-cell table:style-name="ce166" office:value-type="float" office:value="0.33" calcext:value-type="float">
                <text:p>0,33</text:p>
              </table:table-cell>
              <table:table-cell table:style-name="ce166"/>
              <table:table-cell table:style-name="ce166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7" calcext:value-type="date">
                <text:p>17.05.18</text:p>
              </table:table-cell>
              <table:table-cell table:number-columns-repeated="2" table:style-name="ce166" office:value-type="float" office:value="1" calcext:value-type="float">
                <text:p>1</text:p>
              </table:table-cell>
              <table:table-cell table:style-name="ce166" office:value-type="float" office:value="5" calcext:value-type="float">
                <text:p>5</text:p>
              </table:table-cell>
              <table:table-cell table:style-name="ce166"/>
              <table:table-cell table:style-name="ce166" office:value-type="float" office:value="2.5" calcext:value-type="float">
                <text:p>2,5</text:p>
              </table:table-cell>
              <table:table-cell table:style-name="ce166" table:number-columns-repeated="2"/>
              <table:table-cell table:style-name="ce166" office:value-type="float" office:value="0.5" calcext:value-type="float">
                <text:p>0,5</text:p>
              </table:table-cell>
              <table:table-cell table:style-name="ce166" office:value-type="float" office:value="1" calcext:value-type="float">
                <text:p>1</text:p>
              </table:table-cell>
              <table:table-cell table:style-name="ce166"/>
              <table:table-cell table:style-name="ce166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table:style-name="ce159" office:value-type="date" office:date-value="2018-05-18" calcext:value-type="date">
                <text:p>18.05.18</text:p>
              </table:table-cell>
              <table:table-cell table:number-columns-repeated="2" table:style-name="ce171" office:value-type="float" office:value="1" calcext:value-type="float">
                <text:p>1</text:p>
              </table:table-cell>
              <table:table-cell table:style-name="ce171" office:value-type="float" office:value="5" calcext:value-type="float">
                <text:p>5</text:p>
              </table:table-cell>
              <table:table-cell table:style-name="ce171"/>
              <table:table-cell table:style-name="ce171" office:value-type="float" office:value="2.5" calcext:value-type="float">
                <text:p>2,5</text:p>
              </table:table-cell>
              <table:table-cell table:style-name="ce171" office:value-type="float" office:value="1" calcext:value-type="float">
                <text:p>1</text:p>
              </table:table-cell>
              <table:table-cell table:style-name="ce171"/>
              <table:table-cell table:style-name="ce171" office:value-type="float" office:value="0.5" calcext:value-type="float">
                <text:p>0,5</text:p>
              </table:table-cell>
              <table:table-cell table:style-name="ce171" office:value-type="float" office:value="1" calcext:value-type="float">
                <text:p>1</text:p>
              </table:table-cell>
              <table:table-cell table:style-name="ce171"/>
              <table:table-cell table:style-name="ce171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71"/>
              <table:table-cell table:number-columns-repeated="3"/>
            </table:table-row>
          </table:table-row-group>
          <table:table-row table:style-name="ro50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42] + [.B43] + [.B44] + [.B45] + [.B46]) / 5" office:value-type="float" office:value="1" calcext:value-type="float">
              <text:p>1</text:p>
            </table:table-cell>
            <table:table-cell table:style-name="ce155" table:formula="of:== ([.C42] + [.C43] + [.C44] + [.C45] + [.C46]) / 5" office:value-type="float" office:value="1" calcext:value-type="float">
              <text:p>1</text:p>
            </table:table-cell>
            <table:table-cell table:style-name="ce155" table:formula="of:== ([.D42] + [.D43] + [.D44] + [.D45] + [.D46]) / 5" office:value-type="float" office:value="3.8" calcext:value-type="float">
              <text:p>3,8</text:p>
            </table:table-cell>
            <table:table-cell table:style-name="ce155" table:formula="of:== ([.E42] + [.E43] + [.E44] + [.E45] + [.E46]) / 5" office:value-type="float" office:value="0" calcext:value-type="float">
              <text:p>0</text:p>
            </table:table-cell>
            <table:table-cell table:style-name="ce155" table:formula="of:== ([.F42] + [.F43] + [.F44] + [.F45] + [.F46]) / 5" office:value-type="float" office:value="2.2" calcext:value-type="float">
              <text:p>2,2</text:p>
            </table:table-cell>
            <table:table-cell table:style-name="ce155" table:formula="of:== ([.G42] + [.G43] + [.G44] + [.G45] + [.G46]) / 5" office:value-type="float" office:value="0.4" calcext:value-type="float">
              <text:p>0,4</text:p>
            </table:table-cell>
            <table:table-cell table:style-name="ce155" table:formula="of:== ([.H42] + [.H43] + [.H44] + [.H45] + [.H46]) / 5" office:value-type="float" office:value="0.4" calcext:value-type="float">
              <text:p>0,4</text:p>
            </table:table-cell>
            <table:table-cell table:style-name="ce155" table:formula="of:== ([.I42] + [.I43] + [.I44] + [.I45] + [.I46]) / 5" office:value-type="float" office:value="0.6" calcext:value-type="float">
              <text:p>0,6</text:p>
            </table:table-cell>
            <table:table-cell table:style-name="ce155" table:formula="of:== ([.J42] + [.J43] + [.J44] + [.J45] + [.J46]) / 5" office:value-type="float" office:value="1.066" calcext:value-type="float">
              <text:p>1,07</text:p>
            </table:table-cell>
            <table:table-cell table:style-name="ce155"/>
            <table:table-cell table:style-name="ce155" table:formula="of:== ([.L42] + [.L43] + [.L44] + [.L45] + [.L46]) / 5" office:value-type="float" office:value="10.466" calcext:value-type="float">
              <text:p>10,47</text:p>
            </table:table-cell>
            <table:table-cell table:style-name="ce175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5-24" calcext:value-type="date">
                <text:p>24.05.18</text:p>
              </table:table-cell>
              <table:table-cell table:style-name="ce166"/>
              <table:table-cell table:style-name="ce166" office:value-type="float" office:value="1" calcext:value-type="float">
                <text:p>1</text:p>
              </table:table-cell>
              <table:table-cell table:style-name="ce166" office:value-type="float" office:value="5" calcext:value-type="float">
                <text:p>5</text:p>
              </table:table-cell>
              <table:table-cell table:style-name="ce166"/>
              <table:table-cell table:style-name="ce166" office:value-type="float" office:value="1.5" calcext:value-type="float">
                <text:p>1,5</text:p>
              </table:table-cell>
              <table:table-cell table:style-name="ce166" table:number-columns-repeated="2"/>
              <table:table-cell table:style-name="ce166" office:value-type="float" office:value="1.5" calcext:value-type="float">
                <text:p>1,5</text:p>
              </table:table-cell>
              <table:table-cell table:style-name="ce166" office:value-type="float" office:value="0.66" calcext:value-type="float">
                <text:p>0,66</text:p>
              </table:table-cell>
              <table:table-cell table:style-name="ce166"/>
              <table:table-cell table:style-name="ce166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48] + [.B49] + [.B50] + [.B51] + [.B52]) / 5" office:value-type="float" office:value="0.4" calcext:value-type="float">
              <text:p>0,4</text:p>
            </table:table-cell>
            <table:table-cell table:style-name="ce161" table:formula="of:== ( [.C48] + [.C49] + [.C50] + [.C51] + [.C52]) / 5" office:value-type="float" office:value="1" calcext:value-type="float">
              <text:p>1</text:p>
            </table:table-cell>
            <table:table-cell table:style-name="ce161" table:formula="of:== ( [.D48] + [.D49] + [.D50] + [.D51] + [.D52]) / 5" office:value-type="float" office:value="5.9" calcext:value-type="float">
              <text:p>5,9</text:p>
            </table:table-cell>
            <table:table-cell table:style-name="ce161" table:formula="of:== ( [.E48] + [.E49] + [.E50] + [.E51] + [.E52]) / 5" office:value-type="float" office:value="0" calcext:value-type="float">
              <text:p>0</text:p>
            </table:table-cell>
            <table:table-cell table:style-name="ce161" table:formula="of:== ( [.F48] + [.F49] + [.F50] + [.F51] + [.F52]) / 5" office:value-type="float" office:value="2.3" calcext:value-type="float">
              <text:p>2,3</text:p>
            </table:table-cell>
            <table:table-cell table:style-name="ce161" table:formula="of:== ( [.G48] + [.G49] + [.G50] + [.G51] + [.G52]) / 5" office:value-type="float" office:value="0.2" calcext:value-type="float">
              <text:p>0,2</text:p>
            </table:table-cell>
            <table:table-cell table:style-name="ce161" table:formula="of:== ( [.H48] + [.H49] + [.H50] + [.H51] + [.H52]) / 5" office:value-type="float" office:value="0.3" calcext:value-type="float">
              <text:p>0,3</text:p>
            </table:table-cell>
            <table:table-cell table:style-name="ce161" table:formula="of:== ( [.I48] + [.I49] + [.I50] + [.I51] + [.I52]) / 5" office:value-type="float" office:value="0.7" calcext:value-type="float">
              <text:p>0,7</text:p>
            </table:table-cell>
            <table:table-cell table:style-name="ce161" table:formula="of:== ( [.J48] + [.J49] + [.J50] + [.J51] + [.J52]) / 5" office:value-type="float" office:value="1.196" calcext:value-type="float">
              <text:p>1,2</text:p>
            </table:table-cell>
            <table:table-cell table:style-name="ce161"/>
            <table:table-cell table:style-name="ce161" table:formula="of:== ( [.L48] + [.L49] + [.L50] + [.L51] + [.L52]) / 5" office:value-type="float" office:value="11.996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62" office:value-type="date" office:date-value="2018-05-31" calcext:value-type="date">
                <text:p>31.05.18</text:p>
              </table:table-cell>
              <table:table-cell table:number-columns-repeated="2" table:style-name="ce173" office:value-type="float" office:value="1" calcext:value-type="float">
                <text:p>1</text:p>
              </table:table-cell>
              <table:table-cell table:style-name="ce173" office:value-type="float" office:value="9" calcext:value-type="float">
                <text:p>9</text:p>
              </table:table-cell>
              <table:table-cell table:style-name="ce173"/>
              <table:table-cell table:style-name="ce173" office:value-type="float" office:value="2" calcext:value-type="float">
                <text:p>2</text:p>
              </table:table-cell>
              <table:table-cell table:style-name="ce173" office:value-type="float" office:value="1" calcext:value-type="float">
                <text:p>1</text:p>
              </table:table-cell>
              <table:table-cell table:style-name="ce173" table:number-columns-repeated="2"/>
              <table:table-cell table:style-name="ce173" office:value-type="float" office:value="1" calcext:value-type="float">
                <text:p>1</text:p>
              </table:table-cell>
              <table:table-cell table:style-name="ce173"/>
              <table:table-cell table:style-name="ce173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73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54] + [.B55] + [.B56] + [.B57] + [.B58]) / 5" office:value-type="float" office:value="0.6" calcext:value-type="float">
              <text:p>0,6</text:p>
            </table:table-cell>
            <table:table-cell table:style-name="ce161" table:formula="of:== ( [.C54] + [.C55] + [.C56] + [.C57] + [.C58]) / 5" office:value-type="float" office:value="1" calcext:value-type="float">
              <text:p>1</text:p>
            </table:table-cell>
            <table:table-cell table:style-name="ce161" table:formula="of:== ( [.D54] + [.D55] + [.D56] + [.D57] + [.D58]) / 5" office:value-type="float" office:value="7.4" calcext:value-type="float">
              <text:p>7,4</text:p>
            </table:table-cell>
            <table:table-cell table:style-name="ce161" table:formula="of:== ( [.E54] + [.E55] + [.E56] + [.E57] + [.E58]) / 5" office:value-type="float" office:value="0" calcext:value-type="float">
              <text:p>0</text:p>
            </table:table-cell>
            <table:table-cell table:style-name="ce161" table:formula="of:== ( [.F54] + [.F55] + [.F56] + [.F57] + [.F58]) / 5" office:value-type="float" office:value="2.3" calcext:value-type="float">
              <text:p>2,3</text:p>
            </table:table-cell>
            <table:table-cell table:style-name="ce161" table:formula="of:== ( [.G54] + [.G55] + [.G56] + [.G57] + [.G58]) / 5" office:value-type="float" office:value="0.5" calcext:value-type="float">
              <text:p>0,5</text:p>
            </table:table-cell>
            <table:table-cell table:style-name="ce161" table:formula="of:== ( [.H54] + [.H55] + [.H56] + [.H57] + [.H58]) / 5" office:value-type="float" office:value="0.2" calcext:value-type="float">
              <text:p>0,2</text:p>
            </table:table-cell>
            <table:table-cell table:style-name="ce161" table:formula="of:== ( [.I54] + [.I55] + [.I56] + [.I57] + [.I58]) / 5" office:value-type="float" office:value="0.2" calcext:value-type="float">
              <text:p>0,2</text:p>
            </table:table-cell>
            <table:table-cell table:style-name="ce161" table:formula="of:== ( [.J54] + [.J55] + [.J56] + [.J57] + [.J58]) / 5" office:value-type="float" office:value="1.264" calcext:value-type="float">
              <text:p>1,26</text:p>
            </table:table-cell>
            <table:table-cell table:style-name="ce161"/>
            <table:table-cell table:style-name="ce161" table:formula="of:== ( [.L54] + [.L55] + [.L56] + [.L57] + [.L58]) / 5" office:value-type="float" office:value="13.464" calcext:value-type="float">
              <text:p>13,46</text:p>
            </table:table-cell>
            <table:table-cell table:style-name="ce161"/>
            <table:table-cell table:number-columns-repeated="3"/>
          </table:table-row>
        </table:table-row-group>
        <table:table-row table:style-name="ro53">
          <table:table-cell table:style-name="ce158" office:value-type="string" calcext:value-type="string">
            <text:p>Май</text:p>
          </table:table-cell>
          <table:table-cell table:style-name="ce158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58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58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58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58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58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58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58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58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58"/>
          <table:table-cell table:style-name="ce158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6-04" calcext:value-type="date">
              <text:p>04.06.18</text:p>
            </table:table-cell>
            <table:table-cell table:style-name="ce166"/>
            <table:table-cell table:style-name="ce166" office:value-type="float" office:value="1" calcext:value-type="float">
              <text:p>1</text:p>
            </table:table-cell>
            <table:table-cell table:style-name="ce166" office:value-type="float" office:value="5" calcext:value-type="float">
              <text:p>5</text:p>
            </table:table-cell>
            <table:table-cell table:style-name="ce166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office:value-type="float" office:value="0.5" calcext:value-type="float">
              <text:p>0,5</text:p>
            </table:table-cell>
            <table:table-cell table:style-name="ce166" office:value-type="float" office:value="0.66" calcext:value-type="float">
              <text:p>0,66</text:p>
            </table:table-cell>
            <table:table-cell table:style-name="ce166"/>
            <table:table-cell table:style-name="ce166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62" office:value-type="date" office:date-value="2018-06-06" calcext:value-type="date">
              <text:p>06.06.18</text:p>
            </table:table-cell>
            <table:table-cell table:number-columns-repeated="2" table:style-name="ce173" office:value-type="float" office:value="1" calcext:value-type="float">
              <text:p>1</text:p>
            </table:table-cell>
            <table:table-cell table:style-name="ce173" office:value-type="float" office:value="10" calcext:value-type="float">
              <text:p>10</text:p>
            </table:table-cell>
            <table:table-cell table:style-name="ce173"/>
            <table:table-cell table:style-name="ce173" office:value-type="float" office:value="2" calcext:value-type="float">
              <text:p>2</text:p>
            </table:table-cell>
            <table:table-cell table:style-name="ce173" table:number-columns-repeated="2"/>
            <table:table-cell table:number-columns-repeated="2" table:style-name="ce173" office:value-type="float" office:value="1" calcext:value-type="float">
              <text:p>1</text:p>
            </table:table-cell>
            <table:table-cell table:style-name="ce173"/>
            <table:table-cell table:style-name="ce173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73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7" calcext:value-type="date">
              <text:p>07.06.18</text:p>
            </table:table-cell>
            <table:table-cell table:number-columns-repeated="2" table:style-name="ce166" office:value-type="float" office:value="1" calcext:value-type="float">
              <text:p>1</text:p>
            </table:table-cell>
            <table:table-cell table:style-name="ce166" office:value-type="float" office:value="5" calcext:value-type="float">
              <text:p>5</text:p>
            </table:table-cell>
            <table:table-cell table:style-name="ce166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8" calcext:value-type="date">
              <text:p>08.06.18</text:p>
            </table:table-cell>
            <table:table-cell table:number-columns-repeated="2" table:style-name="ce166" office:value-type="float" office:value="1" calcext:value-type="float">
              <text:p>1</text:p>
            </table:table-cell>
            <table:table-cell table:style-name="ce166" office:value-type="float" office:value="6" calcext:value-type="float">
              <text:p>6</text:p>
            </table:table-cell>
            <table:table-cell table:style-name="ce166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5"/>
            <table:table-cell table:style-name="ce166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61" table:formula="of:== ( [.C61] + [.C62] + [.C63] + [.C64] + [.C65] + [.C66]) / 6" office:value-type="float" office:value="1" calcext:value-type="float">
              <text:p>1</text:p>
            </table:table-cell>
            <table:table-cell table:style-name="ce161" table:formula="of:== ( [.D61] + [.D62] + [.D63] + [.D64] + [.D65] + [.D66]) / 6" office:value-type="float" office:value="6" calcext:value-type="float">
              <text:p>6</text:p>
            </table:table-cell>
            <table:table-cell table:style-name="ce161" table:formula="of:== ( [.E61] + [.E62] + [.E63] + [.E64] + [.E65] + [.E66]) / 6" office:value-type="float" office:value="0" calcext:value-type="float">
              <text:p>0</text:p>
            </table:table-cell>
            <table:table-cell table:style-name="ce161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61" table:formula="of:== ( [.G61] + [.G62] + [.G63] + [.G64] + [.G65] + [.G66]) / 6" office:value-type="float" office:value="0.5" calcext:value-type="float">
              <text:p>0,5</text:p>
            </table:table-cell>
            <table:table-cell table:style-name="ce161" table:formula="of:== ( [.H61] + [.H62] + [.H63] + [.H64] + [.H65] + [.H66]) / 6" office:value-type="float" office:value="0" calcext:value-type="float">
              <text:p>0</text:p>
            </table:table-cell>
            <table:table-cell table:style-name="ce161" table:formula="of:== ( [.I61] + [.I62] + [.I63] + [.I64] + [.I65] + [.I66]) / 6" office:value-type="float" office:value="0.75" calcext:value-type="float">
              <text:p>0,75</text:p>
            </table:table-cell>
            <table:table-cell table:style-name="ce161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61"/>
            <table:table-cell table:style-name="ce161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13" calcext:value-type="date">
                <text:p>13.06.18</text:p>
              </table:table-cell>
              <table:table-cell table:style-name="ce166"/>
              <table:table-cell table:style-name="ce166" office:value-type="float" office:value="1" calcext:value-type="float">
                <text:p>1</text:p>
              </table:table-cell>
              <table:table-cell table:style-name="ce166" office:value-type="float" office:value="6.5" calcext:value-type="float">
                <text:p>6,5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 table:number-columns-repeated="2"/>
              <table:table-cell table:style-name="ce166" office:value-type="float" office:value="1" calcext:value-type="float">
                <text:p>1</text:p>
              </table:table-cell>
              <table:table-cell table:style-name="ce166" table:number-columns-repeated="2"/>
              <table:table-cell table:style-name="ce166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8] + [.B69] + [.B70]) / 3" office:value-type="float" office:value="0.666666666666667" calcext:value-type="float">
              <text:p>0,67</text:p>
            </table:table-cell>
            <table:table-cell table:style-name="ce161" table:formula="of:== ( [.C68] + [.C69] + [.C70]) / 3" office:value-type="float" office:value="1" calcext:value-type="float">
              <text:p>1</text:p>
            </table:table-cell>
            <table:table-cell table:style-name="ce161" table:formula="of:== ( [.D68] + [.D69] + [.D70]) / 3" office:value-type="float" office:value="6.5" calcext:value-type="float">
              <text:p>6,5</text:p>
            </table:table-cell>
            <table:table-cell table:style-name="ce161" table:formula="of:== ( [.E68] + [.E69] + [.E70]) / 3" office:value-type="float" office:value="0" calcext:value-type="float">
              <text:p>0</text:p>
            </table:table-cell>
            <table:table-cell table:style-name="ce161" table:formula="of:== ( [.F68] + [.F69] + [.F70]) / 3" office:value-type="float" office:value="2" calcext:value-type="float">
              <text:p>2</text:p>
            </table:table-cell>
            <table:table-cell table:style-name="ce161" table:formula="of:== ( [.G68] + [.G69] + [.G70]) / 3" office:value-type="float" office:value="0.5" calcext:value-type="float">
              <text:p>0,5</text:p>
            </table:table-cell>
            <table:table-cell table:style-name="ce161" table:formula="of:== ( [.H68] + [.H69] + [.H70]) / 3" office:value-type="float" office:value="0" calcext:value-type="float">
              <text:p>0</text:p>
            </table:table-cell>
            <table:table-cell table:style-name="ce161" table:formula="of:== ( [.I68] + [.I69] + [.I70]) / 3" office:value-type="float" office:value="0.666666666666667" calcext:value-type="float">
              <text:p>0,67</text:p>
            </table:table-cell>
            <table:table-cell table:style-name="ce161" table:formula="of:== ( [.J68] + [.J69] + [.J70]) / 3" office:value-type="float" office:value="0.666666666666667" calcext:value-type="float">
              <text:p>0,67</text:p>
            </table:table-cell>
            <table:table-cell table:style-name="ce161"/>
            <table:table-cell table:style-name="ce161" table:formula="of:== ( [.L68] + [.L69] + [.L70]) / 3" office:value-type="float" office:value="12" calcext:value-type="float">
              <text:p>12</text:p>
            </table:table-cell>
            <table:table-cell table:style-name="ce161"/>
            <table:table-cell table:style-name="ce177" table:number-columns-repeated="3"/>
          </table:table-row>
          <table:table-row-group table:display="false">
            <table:table-row table:style-name="ro43" table:visibility="collapse">
              <table:table-cell table:style-name="ce162" office:value-type="date" office:date-value="2018-06-18" calcext:value-type="date">
                <text:p>18.06.18</text:p>
              </table:table-cell>
              <table:table-cell table:number-columns-repeated="2" table:style-name="ce173" office:value-type="float" office:value="1" calcext:value-type="float">
                <text:p>1</text:p>
              </table:table-cell>
              <table:table-cell table:style-name="ce173" office:value-type="float" office:value="10" calcext:value-type="float">
                <text:p>10</text:p>
              </table:table-cell>
              <table:table-cell table:style-name="ce173"/>
              <table:table-cell table:style-name="ce173" office:value-type="float" office:value="3" calcext:value-type="float">
                <text:p>3</text:p>
              </table:table-cell>
              <table:table-cell table:style-name="ce173" table:number-columns-repeated="3"/>
              <table:table-cell table:style-name="ce173" office:value-type="float" office:value="0.66" calcext:value-type="float">
                <text:p>0,66</text:p>
              </table:table-cell>
              <table:table-cell table:style-name="ce173"/>
              <table:table-cell table:style-name="ce173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73"/>
              <table:table-cell table:number-columns-repeated="3"/>
            </table:table-row>
            <table:table-row table:style-name="ro43" table:visibility="collapse">
              <table:table-cell table:style-name="ce151" office:value-type="date" office:date-value="2018-06-19" calcext:value-type="date">
                <text:p>19.06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3" calcext:value-type="float">
                <text:p>3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0.5" calcext:value-type="float">
                <text:p>0,5</text:p>
              </table:table-cell>
              <table:table-cell table:style-name="ce167" office:value-type="float" office:value="0.33" calcext:value-type="float">
                <text:p>0,33</text:p>
              </table:table-cell>
              <table:table-cell table:style-name="ce167"/>
              <table:table-cell table:style-name="ce167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2] + [.B73] + [.B74] + [.B75] + [.B76]) / 5" office:value-type="float" office:value="0.8" calcext:value-type="float">
              <text:p>0,8</text:p>
            </table:table-cell>
            <table:table-cell table:style-name="ce161" table:formula="of:== ([.C72] + [.C73] + [.C74] + [.C75] + [.C76]) / 5" office:value-type="float" office:value="1" calcext:value-type="float">
              <text:p>1</text:p>
            </table:table-cell>
            <table:table-cell table:style-name="ce161" table:formula="of:== ([.D72] + [.D73] + [.D74] + [.D75] + [.D76]) / 5" office:value-type="float" office:value="7.4" calcext:value-type="float">
              <text:p>7,4</text:p>
            </table:table-cell>
            <table:table-cell table:style-name="ce161" table:formula="of:== ([.E72] + [.E73] + [.E74] + [.E75] + [.E76]) / 5" office:value-type="float" office:value="0.2" calcext:value-type="float">
              <text:p>0,2</text:p>
            </table:table-cell>
            <table:table-cell table:style-name="ce161" table:formula="of:== ([.F72] + [.F73] + [.F74] + [.F75] + [.F76]) / 5" office:value-type="float" office:value="1.9" calcext:value-type="float">
              <text:p>1,9</text:p>
            </table:table-cell>
            <table:table-cell table:style-name="ce161" table:formula="of:== ([.G72] + [.G73] + [.G74] + [.G75] + [.G76]) / 5" office:value-type="float" office:value="0.3" calcext:value-type="float">
              <text:p>0,3</text:p>
            </table:table-cell>
            <table:table-cell table:style-name="ce161" table:formula="of:== ([.H72] + [.H73] + [.H74] + [.H75] + [.H76]) / 5" office:value-type="float" office:value="0" calcext:value-type="float">
              <text:p>0</text:p>
            </table:table-cell>
            <table:table-cell table:style-name="ce161" table:formula="of:== ([.I72] + [.I73] + [.I74] + [.I75] + [.I76]) / 5" office:value-type="float" office:value="0.4" calcext:value-type="float">
              <text:p>0,4</text:p>
            </table:table-cell>
            <table:table-cell table:style-name="ce161" table:formula="of:== ([.J72] + [.J73] + [.J74] + [.J75] + [.J76]) / 5" office:value-type="float" office:value="0.598" calcext:value-type="float">
              <text:p>0,6</text:p>
            </table:table-cell>
            <table:table-cell table:style-name="ce161"/>
            <table:table-cell table:style-name="ce161" table:formula="of:== ([.L72] + [.L73] + [.L74] + [.L75] + [.L76]) / 5" office:value-type="float" office:value="12.598" calcext:value-type="float">
              <text:p>12,6</text:p>
            </table:table-cell>
            <table:table-cell table:style-name="ce17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25" calcext:value-type="date">
                <text:p>25.06.18</text:p>
              </table:table-cell>
              <table:table-cell table:style-name="ce166"/>
              <table:table-cell table:style-name="ce166" office:value-type="float" office:value="1" calcext:value-type="float">
                <text:p>1</text:p>
              </table:table-cell>
              <table:table-cell table:style-name="ce166" office:value-type="float" office:value="5" calcext:value-type="float">
                <text:p>5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 table:number-columns-repeated="2"/>
              <table:table-cell table:style-name="ce166" office:value-type="float" office:value="0.5" calcext:value-type="float">
                <text:p>0,5</text:p>
              </table:table-cell>
              <table:table-cell table:style-name="ce166" office:value-type="float" office:value="0.66" calcext:value-type="float">
                <text:p>0,66</text:p>
              </table:table-cell>
              <table:table-cell table:style-name="ce166"/>
              <table:table-cell table:style-name="ce166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8] + [.B79] + [.B80] + [.B81] + [.B82]) / 5" office:value-type="float" office:value="0.4" calcext:value-type="float">
              <text:p>0,4</text:p>
            </table:table-cell>
            <table:table-cell table:style-name="ce161" table:formula="of:== ([.C78] + [.C79] + [.C80] + [.C81] + [.C82]) / 5" office:value-type="float" office:value="1" calcext:value-type="float">
              <text:p>1</text:p>
            </table:table-cell>
            <table:table-cell table:style-name="ce161" table:formula="of:== ([.D78] + [.D79] + [.D80] + [.D81] + [.D82]) / 5" office:value-type="float" office:value="6.2" calcext:value-type="float">
              <text:p>6,2</text:p>
            </table:table-cell>
            <table:table-cell table:style-name="ce161" table:formula="of:== ([.E78] + [.E79] + [.E80] + [.E81] + [.E82]) / 5" office:value-type="float" office:value="0" calcext:value-type="float">
              <text:p>0</text:p>
            </table:table-cell>
            <table:table-cell table:style-name="ce161" table:formula="of:== ([.F78] + [.F79] + [.F80] + [.F81] + [.F82]) / 5" office:value-type="float" office:value="3.6" calcext:value-type="float">
              <text:p>3,6</text:p>
            </table:table-cell>
            <table:table-cell table:style-name="ce161" table:formula="of:== ([.G78] + [.G79] + [.G80] + [.G81] + [.G82]) / 5" office:value-type="float" office:value="0.3" calcext:value-type="float">
              <text:p>0,3</text:p>
            </table:table-cell>
            <table:table-cell table:style-name="ce161" table:formula="of:== ([.H78] + [.H79] + [.H80] + [.H81] + [.H82]) / 5" office:value-type="float" office:value="0" calcext:value-type="float">
              <text:p>0</text:p>
            </table:table-cell>
            <table:table-cell table:style-name="ce161" table:formula="of:== ([.I78] + [.I79] + [.I80] + [.I81] + [.I82]) / 5" office:value-type="float" office:value="0.1" calcext:value-type="float">
              <text:p>0,1</text:p>
            </table:table-cell>
            <table:table-cell table:style-name="ce161" table:formula="of:== ([.J78] + [.J79] + [.J80] + [.J81] + [.J82]) / 5" office:value-type="float" office:value="0.464" calcext:value-type="float">
              <text:p>0,46</text:p>
            </table:table-cell>
            <table:table-cell table:style-name="ce161"/>
            <table:table-cell table:style-name="ce161" table:formula="of:== ([.L78] + [.L79] + [.L80] + [.L81] + [.L82]) / 5" office:value-type="float" office:value="12.064" calcext:value-type="float">
              <text:p>12,06</text:p>
            </table:table-cell>
            <table:table-cell table:style-name="ce176"/>
            <table:table-cell table:number-columns-repeated="3"/>
          </table:table-row>
        </table:table-row-group>
        <table:table-row table:style-name="ro53">
          <table:table-cell table:style-name="ce163" office:value-type="string" calcext:value-type="string">
            <text:p>Июнь</text:p>
          </table:table-cell>
          <table:table-cell table:style-name="ce163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63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63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63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63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63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63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63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63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63"/>
          <table:table-cell table:style-name="ce163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63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7-02" calcext:value-type="date">
              <text:p>02.07.18</text:p>
            </table:table-cell>
            <table:table-cell table:style-name="ce166"/>
            <table:table-cell table:style-name="ce166" office:value-type="float" office:value="1" calcext:value-type="float">
              <text:p>1</text:p>
            </table:table-cell>
            <table:table-cell table:style-name="ce166" office:value-type="float" office:value="4" calcext:value-type="float">
              <text:p>4</text:p>
            </table:table-cell>
            <table:table-cell table:style-name="ce166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64" office:value-type="date" office:date-value="2018-07-04" calcext:value-type="date">
              <text:p>04.07.18</text:p>
            </table:table-cell>
            <table:table-cell table:number-columns-repeated="2" table:style-name="ce174" office:value-type="float" office:value="1" calcext:value-type="float">
              <text:p>1</text:p>
            </table:table-cell>
            <table:table-cell table:style-name="ce174" office:value-type="float" office:value="11.66" calcext:value-type="float">
              <text:p>11,66</text:p>
            </table:table-cell>
            <table:table-cell table:style-name="ce174"/>
            <table:table-cell table:style-name="ce174" office:value-type="float" office:value="3" calcext:value-type="float">
              <text:p>3</text:p>
            </table:table-cell>
            <table:table-cell table:style-name="ce174" table:number-columns-repeated="2"/>
            <table:table-cell table:number-columns-repeated="2" table:style-name="ce174" office:value-type="float" office:value="1" calcext:value-type="float">
              <text:p>1</text:p>
            </table:table-cell>
            <table:table-cell table:style-name="ce174"/>
            <table:table-cell table:style-name="ce174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74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50" office:value-type="date" office:date-value="2018-07-06" calcext:value-type="date">
              <text:p>06.07.18</text:p>
            </table:table-cell>
            <table:table-cell table:number-columns-repeated="3" table:style-name="ce166" office:value-type="float" office:value="1" calcext:value-type="float">
              <text:p>1</text:p>
            </table:table-cell>
            <table:table-cell table:style-name="ce166"/>
            <table:table-cell table:style-name="ce166" office:value-type="float" office:value="5" calcext:value-type="float">
              <text:p>5</text:p>
            </table:table-cell>
            <table:table-cell table:style-name="ce166" table:number-columns-repeated="3"/>
            <table:table-cell table:style-name="ce166" office:value-type="float" office:value="1" calcext:value-type="float">
              <text:p>1</text:p>
            </table:table-cell>
            <table:table-cell table:style-name="ce166"/>
            <table:table-cell table:style-name="ce166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66"/>
            <table:table-cell table:number-columns-repeated="3"/>
          </table:table-row>
        </table:table-row-group>
        <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85] + [.B86] + [.B87] + [.B88] + [.B89]) / 5" office:value-type="float" office:value="0.6" calcext:value-type="float">
              <text:p>0,6</text:p>
            </table:table-cell>
            <table:table-cell table:style-name="ce161" table:formula="of:== ([.C85] + [.C86] + [.C87] + [.C88] + [.C89]) / 5" office:value-type="float" office:value="1" calcext:value-type="float">
              <text:p>1</text:p>
            </table:table-cell>
            <table:table-cell table:style-name="ce161" table:formula="of:== ([.D85] + [.D86] + [.D87] + [.D88] + [.D89]) / 5" office:value-type="float" office:value="6.132" calcext:value-type="float">
              <text:p>6,13</text:p>
            </table:table-cell>
            <table:table-cell table:style-name="ce161" table:formula="of:== ([.E85] + [.E86] + [.E87] + [.E88] + [.E89]) / 5" office:value-type="float" office:value="0" calcext:value-type="float">
              <text:p>0</text:p>
            </table:table-cell>
            <table:table-cell table:style-name="ce161" table:formula="of:== ([.F85] + [.F86] + [.F87] + [.F88] + [.F89]) / 5" office:value-type="float" office:value="3.2" calcext:value-type="float">
              <text:p>3,2</text:p>
            </table:table-cell>
            <table:table-cell table:style-name="ce161" table:formula="of:== ([.G85] + [.G86] + [.G87] + [.G88] + [.G89]) / 5" office:value-type="float" office:value="0.3" calcext:value-type="float">
              <text:p>0,3</text:p>
            </table:table-cell>
            <table:table-cell table:style-name="ce161" table:formula="of:== ([.H85] + [.H86] + [.H87] + [.H88] + [.H89]) / 5" office:value-type="float" office:value="0" calcext:value-type="float">
              <text:p>0</text:p>
            </table:table-cell>
            <table:table-cell table:style-name="ce161" table:formula="of:== ([.I85] + [.I86] + [.I87] + [.I88] + [.I89]) / 5" office:value-type="float" office:value="0.6" calcext:value-type="float">
              <text:p>0,6</text:p>
            </table:table-cell>
            <table:table-cell table:style-name="ce161" table:formula="of:== ([.J85] + [.J86] + [.J87] + [.J88] + [.J89]) / 5" office:value-type="float" office:value="0.6" calcext:value-type="float">
              <text:p>0,6</text:p>
            </table:table-cell>
            <table:table-cell table:style-name="ce161"/>
            <table:table-cell table:style-name="ce161" table:formula="of:== ([.L85] + [.L86] + [.L87] + [.L88] + [.L89]) / 5" office:value-type="float" office:value="12.432" calcext:value-type="float">
              <text:p>12,43</text:p>
            </table:table-cell>
            <table:table-cell table:style-name="ce176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3" calcext:value-type="date">
                <text:p>13.07.18</text:p>
              </table:table-cell>
              <table:table-cell table:style-name="ce166"/>
              <table:table-cell table:style-name="ce166" office:value-type="float" office:value="1" calcext:value-type="float">
                <text:p>1</text:p>
              </table:table-cell>
              <table:table-cell table:style-name="ce166" office:value-type="float" office:value="2.33" calcext:value-type="float">
                <text:p>2,33</text:p>
              </table:table-cell>
              <table:table-cell table:style-name="ce166"/>
              <table:table-cell table:style-name="ce166" office:value-type="float" office:value="3.67" calcext:value-type="float">
                <text:p>3,67</text:p>
              </table:table-cell>
              <table:table-cell table:style-name="ce166" table:number-columns-repeated="3"/>
              <table:table-cell table:style-name="ce166" office:value-type="float" office:value="1" calcext:value-type="float">
                <text:p>1</text:p>
              </table:table-cell>
              <table:table-cell table:style-name="ce166" office:value-type="float" office:value="2" calcext:value-type="float">
                <text:p>2</text:p>
              </table:table-cell>
              <table:table-cell table:style-name="ce166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66"/>
              <table:table-cell table:number-columns-repeated="3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1] + [.B92] + [.B93] + [.B94] + [.B95]) / 5" office:value-type="float" office:value="0.4" calcext:value-type="float">
              <text:p>0,4</text:p>
            </table:table-cell>
            <table:table-cell table:style-name="ce161" table:formula="of:== ([.C91] + [.C92] + [.C93] + [.C94] + [.C95]) / 5" office:value-type="float" office:value="1" calcext:value-type="float">
              <text:p>1</text:p>
            </table:table-cell>
            <table:table-cell table:style-name="ce161" table:formula="of:== ([.D91] + [.D92] + [.D93] + [.D94] + [.D95]) / 5" office:value-type="float" office:value="4.166" calcext:value-type="float">
              <text:p>4,17</text:p>
            </table:table-cell>
            <table:table-cell table:style-name="ce161" table:formula="of:== ([.E91] + [.E92] + [.E93] + [.E94] + [.E95]) / 5" office:value-type="float" office:value="0" calcext:value-type="float">
              <text:p>0</text:p>
            </table:table-cell>
            <table:table-cell table:style-name="ce161" table:formula="of:== ([.F91] + [.F92] + [.F93] + [.F94] + [.F95]) / 5" office:value-type="float" office:value="3.434" calcext:value-type="float">
              <text:p>3,43</text:p>
            </table:table-cell>
            <table:table-cell table:style-name="ce161" table:formula="of:== ([.G91] + [.G92] + [.G93] + [.G94] + [.G95]) / 5" office:value-type="float" office:value="0.4" calcext:value-type="float">
              <text:p>0,4</text:p>
            </table:table-cell>
            <table:table-cell table:style-name="ce161" table:formula="of:== ([.H91] + [.H92] + [.H93] + [.H94] + [.H95]) / 5" office:value-type="float" office:value="0" calcext:value-type="float">
              <text:p>0</text:p>
            </table:table-cell>
            <table:table-cell table:style-name="ce161" table:formula="of:== ([.I91] + [.I92] + [.I93] + [.I94] + [.I95]) / 5" office:value-type="float" office:value="0.2" calcext:value-type="float">
              <text:p>0,2</text:p>
            </table:table-cell>
            <table:table-cell table:style-name="ce161" table:formula="of:== ([.J91] + [.J92] + [.J93] + [.J94] + [.J95]) / 5" office:value-type="float" office:value="0.932" calcext:value-type="float">
              <text:p>0,93</text:p>
            </table:table-cell>
            <table:table-cell table:style-name="ce161" table:formula="of:== ([.K91] + [.K92] + [.K93] + [.K94] + [.K95]) / 5" office:value-type="float" office:value="1.6" calcext:value-type="float">
              <text:p>1,6</text:p>
            </table:table-cell>
            <table:table-cell table:style-name="ce161" table:formula="of:== ([.L91] + [.L92] + [.L93] + [.L94] + [.L95]) / 5" office:value-type="float" office:value="12.132" calcext:value-type="float">
              <text:p>12,13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7-16" calcext:value-type="date">
                <text:p>16.07.18</text:p>
              </table:table-cell>
              <table:table-cell table:style-name="ce166"/>
              <table:table-cell table:style-name="ce166" office:value-type="float" office:value="1" calcext:value-type="float">
                <text:p>1</text:p>
              </table:table-cell>
              <table:table-cell table:style-name="ce166" office:value-type="float" office:value="2" calcext:value-type="float">
                <text:p>2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 table:number-columns-repeated="2"/>
              <table:table-cell table:style-name="ce166" office:value-type="float" office:value="2.5" calcext:value-type="float">
                <text:p>2,5</text:p>
              </table:table-cell>
              <table:table-cell table:number-columns-repeated="2" table:style-name="ce166" office:value-type="float" office:value="1" calcext:value-type="float">
                <text:p>1</text:p>
              </table:table-cell>
              <table:table-cell table:style-name="ce166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8" calcext:value-type="date">
                <text:p>18.07.18</text:p>
              </table:table-cell>
              <table:table-cell table:style-name="ce166"/>
              <table:table-cell table:style-name="ce166" office:value-type="float" office:value="1" calcext:value-type="float">
                <text:p>1</text:p>
              </table:table-cell>
              <table:table-cell table:style-name="ce166" office:value-type="float" office:value="6" calcext:value-type="float">
                <text:p>6</text:p>
              </table:table-cell>
              <table:table-cell table:style-name="ce166"/>
              <table:table-cell table:style-name="ce166" office:value-type="float" office:value="3" calcext:value-type="float">
                <text:p>3</text:p>
              </table:table-cell>
              <table:table-cell table:style-name="ce166" table:number-columns-repeated="3"/>
              <table:table-cell table:style-name="ce166" office:value-type="float" office:value="0.33" calcext:value-type="float">
                <text:p>0,33</text:p>
              </table:table-cell>
              <table:table-cell table:style-name="ce166"/>
              <table:table-cell table:style-name="ce166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66"/>
              <table:table-cell table:number-columns-repeated="3"/>
            </table:table-row>
            <table:table-row table:style-name="ro43" table:visibility="collapse">
              <table:table-cell table:style-name="ce162" office:value-type="date" office:date-value="2018-07-19" calcext:value-type="date">
                <text:p>19.07.18</text:p>
              </table:table-cell>
              <table:table-cell table:style-name="ce173"/>
              <table:table-cell table:style-name="ce173" office:value-type="float" office:value="1" calcext:value-type="float">
                <text:p>1</text:p>
              </table:table-cell>
              <table:table-cell table:style-name="ce173" office:value-type="float" office:value="7" calcext:value-type="float">
                <text:p>7</text:p>
              </table:table-cell>
              <table:table-cell table:style-name="ce173"/>
              <table:table-cell table:style-name="ce173" office:value-type="float" office:value="4" calcext:value-type="float">
                <text:p>4</text:p>
              </table:table-cell>
              <table:table-cell table:style-name="ce173" table:number-columns-repeated="3"/>
              <table:table-cell table:style-name="ce173" office:value-type="float" office:value="1" calcext:value-type="float">
                <text:p>1</text:p>
              </table:table-cell>
              <table:table-cell table:style-name="ce173" office:value-type="float" office:value="2" calcext:value-type="float">
                <text:p>2</text:p>
              </table:table-cell>
              <table:table-cell table:style-name="ce173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73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7] + [.B98] + [.B99] + [.B100] + [.B101]) / 5" office:value-type="float" office:value="0" calcext:value-type="float">
              <text:p>0</text:p>
            </table:table-cell>
            <table:table-cell table:style-name="ce161" table:formula="of:== ([.C97] + [.C98] + [.C99] + [.C100] + [.C101]) / 5" office:value-type="float" office:value="1" calcext:value-type="float">
              <text:p>1</text:p>
            </table:table-cell>
            <table:table-cell table:style-name="ce161" table:formula="of:== ([.D97] + [.D98] + [.D99] + [.D100] + [.D101]) / 5" office:value-type="float" office:value="5.3" calcext:value-type="float">
              <text:p>5,3</text:p>
            </table:table-cell>
            <table:table-cell table:style-name="ce161" table:formula="of:== ([.E97] + [.E98] + [.E99] + [.E100] + [.E101]) / 5" office:value-type="float" office:value="0" calcext:value-type="float">
              <text:p>0</text:p>
            </table:table-cell>
            <table:table-cell table:style-name="ce161" table:formula="of:== ([.F97] + [.F98] + [.F99] + [.F100] + [.F101]) / 5" office:value-type="float" office:value="3.14" calcext:value-type="float">
              <text:p>3,14</text:p>
            </table:table-cell>
            <table:table-cell table:style-name="ce161" table:formula="of:== ([.G97] + [.G98] + [.G99] + [.G100] + [.G101]) / 5" office:value-type="float" office:value="0" calcext:value-type="float">
              <text:p>0</text:p>
            </table:table-cell>
            <table:table-cell table:style-name="ce161" table:formula="of:== ([.H97] + [.H98] + [.H99] + [.H100] + [.H101]) / 5" office:value-type="float" office:value="0" calcext:value-type="float">
              <text:p>0</text:p>
            </table:table-cell>
            <table:table-cell table:style-name="ce161" table:formula="of:== ([.I97] + [.I98] + [.I99] + [.I100] + [.I101]) / 5" office:value-type="float" office:value="0.5" calcext:value-type="float">
              <text:p>0,5</text:p>
            </table:table-cell>
            <table:table-cell table:style-name="ce161" table:formula="of:== ([.J97] + [.J98] + [.J99] + [.J100] + [.J101]) / 5" office:value-type="float" office:value="0.866" calcext:value-type="float">
              <text:p>0,87</text:p>
            </table:table-cell>
            <table:table-cell table:style-name="ce161" table:formula="of:== ([.K97] + [.K98] + [.K99] + [.K100] + [.K101]) / 5" office:value-type="float" office:value="1.2" calcext:value-type="float">
              <text:p>1,2</text:p>
            </table:table-cell>
            <table:table-cell table:style-name="ce161" table:formula="of:== ([.L97] + [.L98] + [.L99] + [.L100] + [.L101]) / 5" office:value-type="float" office:value="12.006" calcext:value-type="float">
              <text:p>12,01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50" office:value-type="date" office:date-value="2018-07-23" calcext:value-type="date">
                <text:p>23.07.18</text:p>
              </table:table-cell>
              <table:table-cell table:style-name="ce166"/>
              <table:table-cell table:style-name="ce166" office:value-type="float" office:value="1" calcext:value-type="float">
                <text:p>1</text:p>
              </table:table-cell>
              <table:table-cell table:style-name="ce166" office:value-type="float" office:value="4" calcext:value-type="float">
                <text:p>4</text:p>
              </table:table-cell>
              <table:table-cell table:style-name="ce166"/>
              <table:table-cell table:style-name="ce166" office:value-type="float" office:value="2" calcext:value-type="float">
                <text:p>2</text:p>
              </table:table-cell>
              <table:table-cell table:style-name="ce166" table:number-columns-repeated="2"/>
              <table:table-cell table:number-columns-repeated="3" table:style-name="ce166" office:value-type="float" office:value="1" calcext:value-type="float">
                <text:p>1</text:p>
              </table:table-cell>
              <table:table-cell table:style-name="ce166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66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>
            <table:table-cell table:style-name="ce161" office:value-type="string" calcext:value-type="string">
              <text:p>Неделя</text:p>
            </table:table-cell>
            <table:table-cell table:style-name="ce161" table:formula="of:== ([.B103] + [.B104] + [.B105] + [.B106] + [.B107]) / 5" office:value-type="float" office:value="0" calcext:value-type="float">
              <text:p>0</text:p>
            </table:table-cell>
            <table:table-cell table:style-name="ce161" table:formula="of:== ([.C103] + [.C104] + [.C105] + [.C106] + [.C107]) / 5" office:value-type="float" office:value="1" calcext:value-type="float">
              <text:p>1</text:p>
            </table:table-cell>
            <table:table-cell table:style-name="ce161" table:formula="of:== ([.D103] + [.D104] + [.D105] + [.D106] + [.D107]) / 5" office:value-type="float" office:value="6" calcext:value-type="float">
              <text:p>6</text:p>
            </table:table-cell>
            <table:table-cell table:style-name="ce161" table:formula="of:== ([.E103] + [.E104] + [.E105] + [.E106] + [.E107]) / 5" office:value-type="float" office:value="0" calcext:value-type="float">
              <text:p>0</text:p>
            </table:table-cell>
            <table:table-cell table:style-name="ce161" table:formula="of:== ([.F103] + [.F104] + [.F105] + [.F106] + [.F107]) / 5" office:value-type="float" office:value="2.2" calcext:value-type="float">
              <text:p>2,2</text:p>
            </table:table-cell>
            <table:table-cell table:style-name="ce161" table:formula="of:== ([.G103] + [.G104] + [.G105] + [.G106] + [.G107]) / 5" office:value-type="float" office:value="0.4" calcext:value-type="float">
              <text:p>0,4</text:p>
            </table:table-cell>
            <table:table-cell table:style-name="ce161" table:formula="of:== ([.H103] + [.H104] + [.H105] + [.H106] + [.H107]) / 5" office:value-type="float" office:value="0" calcext:value-type="float">
              <text:p>0</text:p>
            </table:table-cell>
            <table:table-cell table:style-name="ce161" table:formula="of:== ([.I103] + [.I104] + [.I105] + [.I106] + [.I107]) / 5" office:value-type="float" office:value="0.5" calcext:value-type="float">
              <text:p>0,5</text:p>
            </table:table-cell>
            <table:table-cell table:style-name="ce161" table:formula="of:== ([.J103] + [.J104] + [.J105] + [.J106] + [.J107]) / 5" office:value-type="float" office:value="0.932" calcext:value-type="float">
              <text:p>0,93</text:p>
            </table:table-cell>
            <table:table-cell table:style-name="ce161" table:formula="of:== ([.K103] + [.K104] + [.K105] + [.K106] + [.K107]) / 5" office:value-type="float" office:value="1.4" calcext:value-type="float">
              <text:p>1,4</text:p>
            </table:table-cell>
            <table:table-cell table:style-name="ce161" table:formula="of:== ([.L103] + [.L104] + [.L105] + [.L106] + [.L107]) / 5" office:value-type="float" office:value="12.432" calcext:value-type="float">
              <text:p>12,43</text:p>
            </table:table-cell>
            <table:table-cell table:style-name="ce161"/>
            <table:table-cell table:number-columns-repeated="3"/>
          </table:table-row>
        </table:table-row-group>
        <table:table-row table:style-name="ro58">
          <table:table-cell table:style-name="ce163" office:value-type="string" calcext:value-type="string">
            <text:p>Июль</text:p>
          </table:table-cell>
          <table:table-cell table:style-name="ce163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63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63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63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63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63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63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63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63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63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63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63"/>
          <table:table-cell table:number-columns-repeated="3"/>
        </table:table-row>
        <table:table-row table:style-name="ro15">
          <table:table-cell table:style-name="ce150" office:value-type="date" office:date-value="2018-07-30" calcext:value-type="date">
            <text:p>30.07.18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166"/>
          <table:table-cell table:style-name="ce166" office:value-type="float" office:value="2" calcext:value-type="float">
            <text:p>2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6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66"/>
          <table:table-cell table:number-columns-repeated="3"/>
        </table:table-row>
        <table:table-row table:style-name="ro15">
          <table:table-cell table:style-name="ce150" office:value-type="date" office:date-value="2018-07-31" calcext:value-type="date">
            <text:p>31.07.18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.5" calcext:value-type="float">
            <text:p>5,5</text:p>
          </table:table-cell>
          <table:table-cell table:style-name="ce166"/>
          <table:table-cell table:style-name="ce166" office:value-type="float" office:value="1.33" calcext:value-type="float">
            <text:p>1,33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.33" calcext:value-type="float">
            <text:p>0,33</text:p>
          </table:table-cell>
          <table:table-cell table:style-name="ce166" office:value-type="float" office:value="0.5" calcext:value-type="float">
            <text:p>0,5</text:p>
          </table:table-cell>
          <table:table-cell table:style-name="ce166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66"/>
          <table:table-cell table:number-columns-repeated="3"/>
        </table:table-row>
        <table:table-row table:style-name="ro15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office:value-type="date" office:date-value="2018-08-02" calcext:value-type="date">
            <text:p>02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150" office:value-type="date" office:date-value="2018-08-03" calcext:value-type="date">
            <text:p>03.08.18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table:number-columns-repeated="3"/>
          <table:table-cell table:number-columns-repeated="2" table:style-name="ce166" office:value-type="float" office:value="1" calcext:value-type="float">
            <text:p>1</text:p>
          </table:table-cell>
          <table:table-cell table:style-name="ce166" table:formula="of:= [.B114] + [.C114] + [.D114] + [.E114] + [.F114] + [.G114] + [.H114] + [.I114] + [.J114] + [.K114]" office:value-type="float" office:value="10" calcext:value-type="float">
            <text:p>10</text:p>
          </table:table-cell>
          <table:table-cell table:style-name="ce166"/>
          <table:table-cell table:number-columns-repeated="3"/>
        </table:table-row>
        <table:table-row table:style-name="ro57">
          <table:table-cell table:style-name="ce155" office:value-type="string" calcext:value-type="string">
            <text:p>Неделя</text:p>
          </table:table-cell>
          <table:table-cell table:style-name="ce155" table:formula="of:== ([.B110] + [.B111] + [.B112] + [.B113] + [.B114]) / 5" office:value-type="float" office:value="0.4" calcext:value-type="float">
            <text:p>0,4</text:p>
          </table:table-cell>
          <table:table-cell table:style-name="ce155" table:formula="of:== ([.C110] + [.C111] + [.C112] + [.C113] + [.C114]) / 5" office:value-type="float" office:value="1" calcext:value-type="float">
            <text:p>1</text:p>
          </table:table-cell>
          <table:table-cell table:style-name="ce155" table:formula="of:== ([.D110] + [.D111] + [.D112] + [.D113] + [.D114]) / 5" office:value-type="float" office:value="5.3" calcext:value-type="float">
            <text:p>5,3</text:p>
          </table:table-cell>
          <table:table-cell table:style-name="ce155" table:formula="of:== ([.E110] + [.E111] + [.E112] + [.E113] + [.E114]) / 5" office:value-type="float" office:value="0" calcext:value-type="float">
            <text:p>0</text:p>
          </table:table-cell>
          <table:table-cell table:style-name="ce155" table:formula="of:== ([.F110] + [.F111] + [.F112] + [.F113] + [.F114]) / 5" office:value-type="float" office:value="2.466" calcext:value-type="float">
            <text:p>2,47</text:p>
          </table:table-cell>
          <table:table-cell table:style-name="ce155" table:formula="of:== ([.G110] + [.G111] + [.G112] + [.G113] + [.G114]) / 5" office:value-type="float" office:value="0" calcext:value-type="float">
            <text:p>0</text:p>
          </table:table-cell>
          <table:table-cell table:style-name="ce155" table:formula="of:== ([.H110] + [.H111] + [.H112] + [.H113] + [.H114]) / 5" office:value-type="float" office:value="0" calcext:value-type="float">
            <text:p>0</text:p>
          </table:table-cell>
          <table:table-cell table:style-name="ce155" table:formula="of:== ([.I110] + [.I111] + [.I112] + [.I113] + [.I114]) / 5" office:value-type="float" office:value="0.5" calcext:value-type="float">
            <text:p>0,5</text:p>
          </table:table-cell>
          <table:table-cell table:style-name="ce155" table:formula="of:== ([.J110] + [.J111] + [.J112] + [.J113] + [.J114]) / 5" office:value-type="float" office:value="0.598" calcext:value-type="float">
            <text:p>0,6</text:p>
          </table:table-cell>
          <table:table-cell table:style-name="ce155" table:formula="of:== ([.K110] + [.K111] + [.K112] + [.K113] + [.K114]) / 5" office:value-type="float" office:value="0.7" calcext:value-type="float">
            <text:p>0,7</text:p>
          </table:table-cell>
          <table:table-cell table:style-name="ce155" table:formula="of:== ([.L110] + [.L111] + [.L112] + [.L113] + [.L114]) / 5" office:value-type="float" office:value="10.964" calcext:value-type="float">
            <text:p>10,96</text:p>
          </table:table-cell>
          <table:table-cell table:style-name="ce155"/>
          <table:table-cell table:style-name="ce177"/>
          <table:table-cell table:number-columns-repeated="2"/>
        </table:table-row>
        <table:table-row table:style-name="ro15">
          <table:table-cell table:style-name="ce150" office:value-type="date" office:date-value="2018-08-06" calcext:value-type="date">
            <text:p>06.08.18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" calcext:value-type="float">
            <text:p>4</text:p>
          </table:table-cell>
          <table:table-cell table:style-name="ce166"/>
          <table:table-cell table:style-name="ce166" office:value-type="float" office:value="2" calcext:value-type="float">
            <text:p>2</text:p>
          </table:table-cell>
          <table:table-cell table:style-name="ce166"/>
          <table:table-cell table:style-name="ce166" office:value-type="float" office:value="0.5" calcext:value-type="float">
            <text:p>0,5</text:p>
          </table:table-cell>
          <table:table-cell table:style-name="ce166" office:value-type="float" office:value="1.5" calcext:value-type="float">
            <text:p>1,5</text:p>
          </table:table-cell>
          <table:table-cell table:style-name="ce166" office:value-type="float" office:value="0.66" calcext:value-type="float">
            <text:p>0,66</text:p>
          </table:table-cell>
          <table:table-cell table:style-name="ce166" office:value-type="float" office:value="1" calcext:value-type="float">
            <text:p>1</text:p>
          </table:table-cell>
          <table:table-cell table:style-name="ce166" table:formula="of:= [.B116] + [.C116] + [.D116] + [.E116] + [.F116] + [.G116] + [.H116] + [.I116] + [.J116] + [.K116]" office:value-type="float" office:value="10.66" calcext:value-type="float">
            <text:p>10,66</text:p>
          </table:table-cell>
          <table:table-cell table:style-name="ce166"/>
          <table:table-cell table:number-columns-repeated="3"/>
        </table:table-row>
        <table:table-row table:style-name="ro15">
          <table:table-cell office:value-type="date" office:date-value="2018-08-07" calcext:value-type="date">
            <text:p>07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table:formula="of:= [.B117] + [.C117] + [.D117] + [.E117] + [.F117] + [.G117] + [.H117] + [.I117] + [.J117] + [.K117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table:style-name="ce150" office:value-type="date" office:date-value="2018-08-08" calcext:value-type="date">
            <text:p>08.08.18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66" office:value-type="float" office:value="4" calcext:value-type="float">
            <text:p>4</text:p>
          </table:table-cell>
          <table:table-cell table:style-name="ce166"/>
          <table:table-cell table:style-name="ce166" office:value-type="float" office:value="2" calcext:value-type="float">
            <text:p>2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0.33" calcext:value-type="float">
            <text:p>0,33</text:p>
          </table:table-cell>
          <table:table-cell table:style-name="ce166" office:value-type="float" office:value="0.5" calcext:value-type="float">
            <text:p>0,5</text:p>
          </table:table-cell>
          <table:table-cell table:style-name="ce166" table:formula="of:= [.B118] + [.C118] + [.D118] + [.E118] + [.F118] + [.G118] + [.H118] + [.I118] + [.J118] + [.K118]" office:value-type="float" office:value="11.83" calcext:value-type="float">
            <text:p>11,83</text:p>
          </table:table-cell>
          <table:table-cell table:style-name="ce166"/>
          <table:table-cell table:number-columns-repeated="3"/>
        </table:table-row>
        <table:table-row table:style-name="ro15">
          <table:table-cell table:style-name="ce150" office:value-type="date" office:date-value="2018-08-09" calcext:value-type="date">
            <text:p>09.08.18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166"/>
          <table:table-cell table:style-name="ce166" office:value-type="float" office:value="2" calcext:value-type="float">
            <text:p>2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66" table:formula="of:= [.B119] + [.C119] + [.D119] + [.E119] + [.F119] + [.G119] + [.H119] + [.I119] + [.J119] + [.K119]" office:value-type="float" office:value="11" calcext:value-type="float">
            <text:p>11</text:p>
          </table:table-cell>
          <table:table-cell table:style-name="ce166"/>
          <table:table-cell table:number-columns-repeated="3"/>
        </table:table-row>
        <table:table-row table:style-name="ro15">
          <table:table-cell office:value-type="date" office:date-value="2018-08-10" calcext:value-type="date">
            <text:p>10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33" calcext:value-type="float">
            <text:p>7,3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 [.B120] + [.C120] + [.D120] + [.E120] + [.F120] + [.G120] + [.H120] + [.I120] + [.J120] + [.K120]" office:value-type="float" office:value="12.33" calcext:value-type="float">
            <text:p>12,33</text:p>
          </table:table-cell>
          <table:table-cell table:number-columns-repeated="4"/>
        </table:table-row>
        <table:table-row table:style-name="ro15" table:number-rows-repeated="5">
          <table:table-cell table:style-name="ce147" table:number-columns-repeated="13"/>
          <table:table-cell table:number-columns-repeated="3"/>
        </table:table-row>
        <table:table-row table:style-name="ro15">
          <table:table-cell table:style-name="ce147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3"/>
        <table:table-column table:style-name="co59" table:number-columns-repeated="2" table:default-cell-style-name="ce83"/>
        <table:table-column table:style-name="co25" table:default-cell-style-name="ce83"/>
        <table:table-column table:style-name="co60" table:default-cell-style-name="ce83"/>
        <table:table-column table:style-name="co27" table:default-cell-style-name="ce83"/>
        <table:table-column table:style-name="co28" table:default-cell-style-name="ce83"/>
        <table:table-column table:style-name="co29" table:default-cell-style-name="ce83"/>
        <table:table-column table:style-name="co61" table:default-cell-style-name="ce83"/>
        <table:table-column table:style-name="co62" table:default-cell-style-name="ce83"/>
        <table:table-column table:style-name="co63" table:default-cell-style-name="ce83"/>
        <table:table-column table:style-name="co25" table:default-cell-style-name="Default"/>
        <table:table-row table:style-name="ro43">
          <table:table-cell table:style-name="ce2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2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8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82" office:value-type="string" calcext:value-type="string">
            <text:p>Наименование</text:p>
          </table:table-cell>
          <table:table-cell table:style-name="ce82" office:value-type="string" calcext:value-type="string">
            <text:p>Всего</text:p>
          </table:table-cell>
          <table:table-cell table:style-name="ce82" office:value-type="string" calcext:value-type="string">
            <text:p>Выполнено</text:p>
          </table:table-cell>
          <table:table-cell table:style-name="ce82" office:value-type="string" calcext:value-type="string">
            <text:p>%</text:p>
          </table:table-cell>
          <table:table-cell table:style-name="ce82" office:value-type="string" calcext:value-type="string">
            <text:p>Пункт 1</text:p>
          </table:table-cell>
          <table:table-cell table:style-name="ce82" office:value-type="string" calcext:value-type="string">
            <text:p>Пункт 2</text:p>
          </table:table-cell>
          <table:table-cell table:style-name="ce82" office:value-type="string" calcext:value-type="string">
            <text:p>Пункт 3</text:p>
          </table:table-cell>
          <table:table-cell table:style-name="ce82" office:value-type="string" calcext:value-type="string">
            <text:p>Пункт 4</text:p>
          </table:table-cell>
          <table:table-cell table:style-name="ce82" office:value-type="string" calcext:value-type="string">
            <text:p>Пункт 5</text:p>
          </table:table-cell>
          <table:table-cell table:style-name="ce82" office:value-type="string" calcext:value-type="string">
            <text:p>Пункт 6</text:p>
          </table:table-cell>
          <table:table-cell table:style-name="ce8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56" office:value-type="string" calcext:value-type="string">
            <text:p>Алгоритмы java</text:p>
          </table:table-cell>
          <table:table-cell table:style-name="ce56" office:value-type="float" office:value="843" calcext:value-type="float">
            <text:p>843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table:formula="of:= ([.C10]/[.B10])*100" office:value-type="float" office:value="15.8956109134045" calcext:value-type="float">
            <text:p>15,9</text:p>
          </table:table-cell>
          <table:table-cell table:style-name="ce56" table:number-columns-repeated="7"/>
          <table:table-cell/>
        </table:table-row>
        <table:table-row table:style-name="ro43">
          <table:table-cell table:style-name="ce56" office:value-type="string" calcext:value-type="string">
            <text:p>Паттерны</text:p>
          </table:table-cell>
          <table:table-cell table:style-name="ce56" office:value-type="float" office:value="656" calcext:value-type="float">
            <text:p>656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table:formula="of:= ([.C11]/[.B11])*100" office:value-type="float" office:value="21.0365853658537" calcext:value-type="float">
            <text:p>21,04</text:p>
          </table:table-cell>
          <table:table-cell table:style-name="ce56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98" office:value-type="string" calcext:value-type="string">
            <text:p>60 – 63 <text:s/>= 0/10%</text:p>
          </table:table-cell>
          <table:table-cell table:style-name="ce100" office:value-type="string" calcext:value-type="string">
            <text:p>64 – 67 = 10/25%</text:p>
          </table:table-cell>
          <table:table-cell table:style-name="ce100" office:value-type="string" calcext:value-type="string">
            <text:p>68 – 70 = 25/45%</text:p>
          </table:table-cell>
          <table:table-cell table:style-name="ce100" office:value-type="string" calcext:value-type="string">
            <text:p>71 – 73 = 45/65%</text:p>
          </table:table-cell>
          <table:table-cell table:style-name="ce100" office:value-type="string" calcext:value-type="string">
            <text:p>74 – 76 = 65/85%</text:p>
          </table:table-cell>
          <table:table-cell table:style-name="ce100" office:value-type="string" calcext:value-type="string">
            <text:p>77 – 80 = 85/100%</text:p>
          </table:table-cell>
          <table:table-cell table:style-name="ce100"/>
          <table:table-cell table:style-name="ce105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0" office:value-type="string" calcext:value-type="string">
            <text:p>Алгоритмы Кормен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table:formula="of:= ([.C15]/[.B15])*100" office:value-type="float" office:value="59.6153846153846" calcext:value-type="float">
            <text:p>59,62</text:p>
          </table:table-cell>
          <table:table-cell table:style-name="ce60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55" office:value-type="string" calcext:value-type="string">
            <text:p>5 дней без белка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 ([.C22]/[.B22])*100" office:value-type="float" office:value="40" calcext:value-type="float">
            <text:p>40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1" office:value-type="string" calcext:value-type="string">
            <text:p>Чистый код</text:p>
          </table:table-cell>
          <table:table-cell table:style-name="ce61" office:value-type="float" office:value="466" calcext:value-type="float">
            <text:p>466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table:formula="of:= ([.C24]/[.B24])*100" office:value-type="float" office:value="64.3776824034335" calcext:value-type="float">
            <text:p>64,38</text:p>
          </table:table-cell>
          <table:table-cell table:style-name="ce61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98" office:value-type="string" calcext:value-type="string">
            <text:p>80 – 83 <text:s/>= 0/10%</text:p>
          </table:table-cell>
          <table:table-cell table:style-name="ce100" office:value-type="string" calcext:value-type="string">
            <text:p>84 – 87 = 10/25%</text:p>
          </table:table-cell>
          <table:table-cell table:style-name="ce100" office:value-type="string" calcext:value-type="string">
            <text:p>88 – 90 = 25/45%</text:p>
          </table:table-cell>
          <table:table-cell table:style-name="ce100" office:value-type="string" calcext:value-type="string">
            <text:p>91 – 93 = 45/65%</text:p>
          </table:table-cell>
          <table:table-cell table:style-name="ce100" office:value-type="string" calcext:value-type="string">
            <text:p>94 – 96 = 65/85%</text:p>
          </table:table-cell>
          <table:table-cell table:style-name="ce100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55" office:value-type="string" calcext:value-type="string">
            <text:p>Методы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2" calcext:value-type="float">
            <text:p>42</text:p>
          </table:table-cell>
          <table:table-cell table:style-name="ce55" table:formula="of:= ([.C28]/[.B28])*100" office:value-type="float" office:value="42" calcext:value-type="float">
            <text:p>42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54" office:value-type="string" calcext:value-type="string">
            <text:p>Спорт 100 – 12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01" calcext:value-type="float">
            <text:p>101</text:p>
          </table:table-cell>
          <table:table-cell table:style-name="ce96" office:value-type="string" calcext:value-type="string">
            <text:p>100 – 103</text:p>
          </table:table-cell>
          <table:table-cell table:style-name="ce99" office:value-type="string" calcext:value-type="string">
            <text:p>100 – 103 <text:s/>= 0/10%</text:p>
          </table:table-cell>
          <table:table-cell table:style-name="ce101" office:value-type="string" calcext:value-type="string">
            <text:p>104 – 107 = 10/25%</text:p>
          </table:table-cell>
          <table:table-cell table:style-name="ce101" office:value-type="string" calcext:value-type="string">
            <text:p>108 – 110 = 25/45%</text:p>
          </table:table-cell>
          <table:table-cell table:style-name="ce101" office:value-type="string" calcext:value-type="string">
            <text:p>111 – 113 = 45/65%</text:p>
          </table:table-cell>
          <table:table-cell table:style-name="ce101" office:value-type="string" calcext:value-type="string">
            <text:p>114 – 116 = 65/85%</text:p>
          </table:table-cell>
          <table:table-cell table:style-name="ce101" office:value-type="string" calcext:value-type="string">
            <text:p>117 – 120 = 85/100%</text:p>
          </table:table-cell>
          <table:table-cell table:style-name="ce54"/>
          <table:table-cell/>
        </table:table-row>
        <table:table-row table:style-name="ro15">
          <table:table-cell table:style-name="ce95" office:value-type="string" calcext:value-type="string">
            <text:p>Грокаем Алгоритмы</text:p>
          </table:table-cell>
          <table:table-cell table:number-columns-repeated="2" table:style-name="ce95" office:value-type="float" office:value="290" calcext:value-type="float">
            <text:p>290</text:p>
          </table:table-cell>
          <table:table-cell table:style-name="ce95" table:formula="of:= ([.C31]/[.B31])*100" office:value-type="float" office:value="100" calcext:value-type="float">
            <text:p>100</text:p>
          </table:table-cell>
          <table:table-cell table:style-name="ce95" table:number-columns-repeated="7"/>
          <table:table-cell/>
        </table:table-row>
        <table:table-row table:style-name="ro15">
          <table:table-cell table:style-name="ce55" office:value-type="string" calcext:value-type="string">
            <text:p>Программист – прагматик</text:p>
          </table:table-cell>
          <table:table-cell table:style-name="ce55" office:value-type="float" office:value="349" calcext:value-type="float">
            <text:p>349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table:formula="of:= ([.C32]/[.B32])*100" office:value-type="float" office:value="30.3724928366762" calcext:value-type="float">
            <text:p>30,37</text:p>
          </table:table-cell>
          <table:table-cell table:style-name="ce5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3]/[.B33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4]/[.B34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.00.0000</text:date>, <text:time style:data-style-name="N2" text:time-value="21:39:03.823996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4DT23H31M18S</meta:editing-duration>
    <meta:editing-cycles>1193</meta:editing-cycles>
    <meta:generator>LibreOffice/5.1.6.2$Linux_X86_64 LibreOffice_project/10m0$Build-2</meta:generator>
    <dc:date>2018-08-10T21:39:58.692931036</dc:date>
    <meta:document-statistic meta:table-count="7" meta:cell-count="1356" meta:object-count="0"/>
    <meta:user-defined meta:name="Info 1"/>
    <meta:user-defined meta:name="Info 2"/>
    <meta:user-defined meta:name="Info 3"/>
    <meta:user-defined meta:name="Info 4"/>
  </office:meta>
</office:document-meta>
</file>